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name zcmb zhel dz mb dmb x1 dx1 color dcolor 3rdvar d3rdvar cov_m_s cov_m_c cov_s_c set ra dec biascor </text:p>
      <text:p text:style-name="P2">03D1au 0.50309 0.50309 0.0 22.93445 0.12605 0 0 0 0 0 0 0 0 0 0 0 0</text:p>
      <text:p text:style-name="P2">03D1ax 0.4948 0.4948 0.0 22.8802 0.11765 0 0 0 0 0 0 0 0 0 0 0 0</text:p>
      <text:p text:style-name="P2">03D1co 0.67767 0.67767 0.0 24.0377 0.2056 0 0 0 0 0 0 0 0 0 0 0 0</text:p>
      <text:p text:style-name="P2">03D1ew 0.8665 0.8665 0.0 24.34685 0.17385 0 0 0 0 0 0 0 0 0 0 0 0</text:p>
      <text:p text:style-name="P2">03D1fq 0.79857 0.79857 0.0 24.3605 0.17435 0 0 0 0 0 0 0 0 0 0 0 0</text:p>
      <text:p text:style-name="P2">03D3ay 0.37144 0.37144 0.0 22.28785 0.1245 0 0 0 0 0 0 0 0 0 0 0 0</text:p>
      <text:p text:style-name="P2">03D3bl 0.35582 0.35582 0.0 22.05915 0.12645 0 0 0 0 0 0 0 0 0 0 0 0</text:p>
      <text:p text:style-name="P2">03D4ag 0.2836 0.2836 0.0 21.40915 0.1028 0 0 0 0 0 0 0 0 0 0 0 0</text:p>
      <text:p text:style-name="P2">03D4au 0.4664 0.4664 0.0 23.21635 0.1587 0 0 0 0 0 0 0 0 0 0 0 0</text:p>
      <text:p text:style-name="P2">03D4cx 0.94688 0.94688 0.0 24.41155 0.1642 0 0 0 0 0 0 0 0 0 0 0 0</text:p>
      <text:p text:style-name="P2">03D4cz 0.69315 0.69315 0.0 23.79645 0.24445 0 0 0 0 0 0 0 0 0 0 0 0</text:p>
      <text:p text:style-name="P2">03D4di 0.89693 0.89693 0.0 24.40275 0.16645 0 0 0 0 0 0 0 0 0 0 0 0</text:p>
      <text:p text:style-name="P2">03D4fd 0.78904 0.78904 0.0 24.2188 0.11585 0 0 0 0 0 0 0 0 0 0 0 0</text:p>
      <text:p text:style-name="P2">03D4gg 0.59027 0.59027 0.0 23.3354 0.1666 0 0 0 0 0 0 0 0 0 0 0 0</text:p>
      <text:p text:style-name="P2">04D1dc 0.21075 0.21075 0.0 20.64495 0.10525 0 0 0 0 0 0 0 0 0 0 0 0</text:p>
      <text:p text:style-name="P2">04D1ff 0.85852 0.85852 0.0 24.1237 0.1478 0 0 0 0 0 0 0 0 0 0 0 0</text:p>
      <text:p text:style-name="P2">04D1hx 0.55875 0.55875 0.0 23.1648 0.1335 0 0 0 0 0 0 0 0 0 0 0 0</text:p>
      <text:p text:style-name="P2">04D1iv 0.9964 0.9964 0.0 24.69965 0.1408 0 0 0 0 0 0 0 0 0 0 0 0</text:p>
      <text:p text:style-name="P2">04D1jg 0.58294 0.58294 0.0 23.34385 0.1258 0 0 0 0 0 0 0 0 0 0 0 0</text:p>
      <text:p text:style-name="P2">04D1ks 0.79656 0.79656 0.0 23.85445 0.1588 0 0 0 0 0 0 0 0 0 0 0 0</text:p>
      <text:p text:style-name="P2">04D1ow 0.91348 0.91348 0.0 24.37895 0.13735 0 0 0 0 0 0 0 0 0 0 0 0</text:p>
      <text:p text:style-name="P2">04D1pd 0.94846 0.94846 0.0 24.66675 0.15105 0 0 0 0 0 0 0 0 0 0 0 0</text:p>
      <text:p text:style-name="P2">04D1pp 0.73362 0.73362 0.0 23.8481 0.15575 0 0 0 0 0 0 0 0 0 0 0 0</text:p>
      <text:p text:style-name="P2">04D1qd 0.7656 0.7656 0.0 24.10805 0.1549 0 0 0 0 0 0 0 0 0 0 0 0</text:p>
      <text:p text:style-name="P2">04D1rx 0.98341 0.98341 0.0 24.828 0.153 0 0 0 0 0 0 0 0 0 0 0 0</text:p>
      <text:p text:style-name="P2">04D1si 0.70064 0.70064 0.0 23.7492 0.1738 0 0 0 0 0 0 0 0 0 0 0 0</text:p>
      <text:p text:style-name="P2">04D2al 0.83814 0.83814 0.0 24.1545 0.1807 0 0 0 0 0 0 0 0 0 0 0 0</text:p>
      <text:p text:style-name="P2">04D2cf 0.3706 0.3706 0.0 22.1401 0.1211 0 0 0 0 0 0 0 0 0 0 0 0</text:p>
      <text:p text:style-name="P2">04D2fs 0.35858 0.35858 0.0 21.95965 0.1186 0 0 0 0 0 0 0 0 0 0 0 0</text:p>
      <text:p text:style-name="P2">04D2gc 0.52278 0.52278 0.0 23.15915 0.14165 0 0 0 0 0 0 0 0 0 0 0 0</text:p>
      <text:p text:style-name="P2">04D2iu 0.70198 0.70198 0.0 23.7115 0.26255 0 0 0 0 0 0 0 0 0 0 0 0</text:p>
      <text:p text:style-name="P2">04D2kr 0.74613 0.74613 0.0 23.8056 0.16465 0 0 0 0 0 0 0 0 0 0 0 0</text:p>
      <text:p text:style-name="P2">04D2mh 0.59185 0.59185 0.0 23.2429 0.12625 0 0 0 0 0 0 0 0 0 0 0 0</text:p>
      <text:p text:style-name="P2">04D3co 0.62063 0.62063 0.0 23.5114 0.1131 0 0 0 0 0 0 0 0 0 0 0 0</text:p>
      <text:p text:style-name="P2">04D3dd 1.00279 1.00279 0.0 25.0798 0.19135 0 0 0 0 0 0 0 0 0 0 0 0</text:p>
      <text:p text:style-name="P2">04D3do 0.61064 0.61064 0.0 23.47615 0.1329 0 0 0 0 0 0 0 0 0 0 0 0</text:p>
      <text:p text:style-name="P2">04D3fk 0.35833 0.35833 0.0 21.9694 0.11425 0 0 0 0 0 0 0 0 0 0 0 0</text:p>
      <text:p text:style-name="P2">04D3gt 0.45155 0.45155 0.0 22.4159 0.12515 0 0 0 0 0 0 0 0 0 0 0 0</text:p>
      <text:p text:style-name="P2">04D3hn 0.5526 0.5526 0.0 22.98515 0.13425 0 0 0 0 0 0 0 0 0 0 0 0</text:p>
      <text:p text:style-name="P2">04D3ks 0.75068 0.75068 0.0 23.763 0.19155 0 0 0 0 0 0 0 0 0 0 0 0</text:p>
      <text:p text:style-name="P2">04D3lu 0.82269 0.82269 0.0 24.3356 0.14625 0 0 0 0 0 0 0 0 0 0 0 0</text:p>
      <text:p text:style-name="P2">04D3ml 0.95076 0.95076 0.0 24.68515 0.14485 0 0 0 0 0 0 0 0 0 0 0 0</text:p>
      <text:p text:style-name="P2">04D3nh 0.34052 0.34052 0.0 21.9463 0.10555 0 0 0 0 0 0 0 0 0 0 0 0</text:p>
      <text:p text:style-name="P2">04D3ny 0.81072 0.81072 0.0 24.0795 0.17055 0 0 0 0 0 0 0 0 0 0 0 0</text:p>
      <text:p text:style-name="P2">04D4an 0.61124 0.61124 0.0 23.7392 0.1593 0 0 0 0 0 0 0 0 0 0 0 0</text:p>
      <text:p text:style-name="P2">04D4bq 0.54831 0.54831 0.0 22.8926 0.1438 0 0 0 0 0 0 0 0 0 0 0 0</text:p>
      <text:p text:style-name="P2">04D4dw 1.02879 1.02879 0.0 24.7289 0.16015 0 0 0 0 0 0 0 0 0 0 0 0</text:p>
      <text:p text:style-name="P2">04D4gg 0.42244 0.42244 0.0 22.35675 0.1192 0 0 0 0 0 0 0 0 0 0 0 0</text:p>
      <text:p text:style-name="P2">04D4hu 0.70115 0.70115 0.0 23.90875 0.1805 0 0 0 0 0 0 0 0 0 0 0 0</text:p>
      <text:p text:style-name="P2">04D4ic 0.68517 0.68517 0.0 23.844 0.2326 0 0 0 0 0 0 0 0 0 0 0 0</text:p>
      <text:p text:style-name="P2">04D4ih 0.93189 0.93189 0.0 24.54795 0.15235 0 0 0 0 0 0 0 0 0 0 0 0</text:p>
      <text:p text:style-name="P2">04D4im 0.74909 0.74909 0.0 23.81055 0.18275 0 0 0 0 0 0 0 0 0 0 0 0</text:p>
      <text:p text:style-name="P2">04D4jr 0.4684 0.4684 0.0 22.73255 0.11785 0 0 0 0 0 0 0 0 0 0 0 0</text:p>
      <text:p text:style-name="P2">04D4jw 0.95886 0.95886 0.0 24.80665 0.17245 0 0 0 0 0 0 0 0 0 0 0 0</text:p>
      <text:p text:style-name="P2">05D1az 0.84053 0.84053 0.0 24.22255 0.1456 0 0 0 0 0 0 0 0 0 0 0 0</text:p>
      <text:p text:style-name="P2">05D1cc 0.56276 0.56276 0.0 23.2428 0.11755 0 0 0 0 0 0 0 0 0 0 0 0</text:p>
      <text:p text:style-name="P2">05D1cl 0.82854 0.82854 0.0 24.39785 0.1526 0 0 0 0 0 0 0 0 0 0 0 0</text:p>
      <text:p text:style-name="P2">05D1dx 0.57875 0.57875 0.0 23.22495 0.12065 0 0 0 0 0 0 0 0 0 0 0 0</text:p>
      <text:p text:style-name="P2">05D1em 0.8645 0.8645 0.0 24.3693 0.14625 0 0 0 0 0 0 0 0 0 0 0 0</text:p>
      <text:p text:style-name="P2">05D1er 0.85851 0.85851 0.0 24.4442 0.16535 0 0 0 0 0 0 0 0 0 0 0 0</text:p>
      <text:p text:style-name="P2">05D1hm 0.58575 0.58575 0.0 23.5694 0.1417 0 0 0 0 0 0 0 0 0 0 0 0</text:p>
      <text:p text:style-name="P2">05D1ix 0.48881 0.48881 0.0 22.8653 0.1136 0 0 0 0 0 0 0 0 0 0 0 0</text:p>
      <text:p text:style-name="P2"><text:soft-page-break/>05D1ke 0.68866 0.68866 0.0 23.6132 0.1518 0 0 0 0 0 0 0 0 0 0 0 0</text:p>
      <text:p text:style-name="P2">05D2ab 0.32454 0.32454 0.0 21.79365 0.10225 0 0 0 0 0 0 0 0 0 0 0 0</text:p>
      <text:p text:style-name="P2">05D2ah 0.18538 0.18538 0.0 20.4558 0.10405 0 0 0 0 0 0 0 0 0 0 0 0</text:p>
      <text:p text:style-name="P2">05D2bt 0.68196 0.68196 0.0 23.59755 0.1484 0 0 0 0 0 0 0 0 0 0 0 0</text:p>
      <text:p text:style-name="P2">05D2bw 0.92223 0.92223 0.0 24.355 0.1708 0 0 0 0 0 0 0 0 0 0 0 0</text:p>
      <text:p text:style-name="P2">05D2cb 0.42866 0.42866 0.0 22.751 0.1294 0 0 0 0 0 0 0 0 0 0 0 0</text:p>
      <text:p text:style-name="P2">05D2ck 0.69998 0.69998 0.0 23.95255 0.2153 0 0 0 0 0 0 0 0 0 0 0 0</text:p>
      <text:p text:style-name="P2">05D2dt 0.57584 0.57584 0.0 23.38495 0.13845 0 0 0 0 0 0 0 0 0 0 0 0</text:p>
      <text:p text:style-name="P2">05D2dy 0.51176 0.51176 0.0 23.11305 0.1165 0 0 0 0 0 0 0 0 0 0 0 0</text:p>
      <text:p text:style-name="P2">05D2ec 0.64191 0.64191 0.0 23.62155 0.1659 0 0 0 0 0 0 0 0 0 0 0 0</text:p>
      <text:p text:style-name="P2">05D2hc 0.35157 0.35157 0.0 22.2272 0.1136 0 0 0 0 0 0 0 0 0 0 0 0</text:p>
      <text:p text:style-name="P2">05D2ie 0.34957 0.34957 0.0 22.14445 0.11065 0 0 0 0 0 0 0 0 0 0 0 0</text:p>
      <text:p text:style-name="P2">05D2mp 0.35527 0.35527 0.0 22.23665 0.113 0 0 0 0 0 0 0 0 0 0 0 0</text:p>
      <text:p text:style-name="P2">05D2nn 0.87217 0.87217 0.0 24.3402 0.1332 0 0 0 0 0 0 0 0 0 0 0 0</text:p>
      <text:p text:style-name="P2">05D2ob 0.92624 0.92624 0.0 24.7687 0.10935 0 0 0 0 0 0 0 0 0 0 0 0</text:p>
      <text:p text:style-name="P2">05D3cf 0.41957 0.41957 0.0 22.59095 0.12095 0 0 0 0 0 0 0 0 0 0 0 0</text:p>
      <text:p text:style-name="P2">05D3cq 0.89073 0.89073 0.0 24.1804 0.14085 0 0 0 0 0 0 0 0 0 0 0 0</text:p>
      <text:p text:style-name="P2">05D3dd 0.48057 0.48057 0.0 22.7752 0.1151 0 0 0 0 0 0 0 0 0 0 0 0</text:p>
      <text:p text:style-name="P2">05D3gp 0.5806 0.5806 0.0 23.36785 0.1608 0 0 0 0 0 0 0 0 0 0 0 0</text:p>
      <text:p text:style-name="P2">05D3ha 0.80569 0.80569 0.0 24.09575 0.1555 0 0 0 0 0 0 0 0 0 0 0 0</text:p>
      <text:p text:style-name="P2">05D3hs 0.66464 0.66464 0.0 23.6337 0.1611 0 0 0 0 0 0 0 0 0 0 0 0</text:p>
      <text:p text:style-name="P2">05D3jb 0.74566 0.74566 0.0 24.00735 0.1527 0 0 0 0 0 0 0 0 0 0 0 0</text:p>
      <text:p text:style-name="P2">05D3jk 0.73669 0.73669 0.0 23.77845 0.1399 0 0 0 0 0 0 0 0 0 0 0 0</text:p>
      <text:p text:style-name="P2">05D3jr 0.37053 0.37053 0.0 22.04575 0.11295 0 0 0 0 0 0 0 0 0 0 0 0</text:p>
      <text:p text:style-name="P2">05D3kp 0.85073 0.85073 0.0 24.31865 0.1304 0 0 0 0 0 0 0 0 0 0 0 0</text:p>
      <text:p text:style-name="P2">05D3kx 0.21946 0.21946 0.0 20.8469 0.1023 0 0 0 0 0 0 0 0 0 0 0 0</text:p>
      <text:p text:style-name="P2">05D3lb 0.64764 0.64764 0.0 23.6259 0.1613 0 0 0 0 0 0 0 0 0 0 0 0</text:p>
      <text:p text:style-name="P2">05D3lr 0.6006 0.6006 0.0 23.4022 0.15455 0 0 0 0 0 0 0 0 0 0 0 0</text:p>
      <text:p text:style-name="P2">05D3mn 0.7607 0.7607 0.0 23.92525 0.14995 0 0 0 0 0 0 0 0 0 0 0 0</text:p>
      <text:p text:style-name="P2">05D3mx 0.47057 0.47057 0.0 22.804 0.1221 0 0 0 0 0 0 0 0 0 0 0 0</text:p>
      <text:p text:style-name="P2">05D4af 0.49737 0.49737 0.0 22.9275 0.13225 0 0 0 0 0 0 0 0 0 0 0 0</text:p>
      <text:p text:style-name="P2">05D4av 0.50736 0.50736 0.0 22.9705 0.1253 0 0 0 0 0 0 0 0 0 0 0 0</text:p>
      <text:p text:style-name="P2">05D4bf 0.58728 0.58728 0.0 23.44375 0.14055 0 0 0 0 0 0 0 0 0 0 0 0</text:p>
      <text:p text:style-name="P2">05D4bj 0.69915 0.69915 0.0 23.77905 0.15635 0 0 0 0 0 0 0 0 0 0 0 0</text:p>
      <text:p text:style-name="P2">05D4cn 0.76108 0.76108 0.0 24.05415 0.16035 0 0 0 0 0 0 0 0 0 0 0 0</text:p>
      <text:p text:style-name="P2">05D4cs 0.78805 0.78805 0.0 24.1069 0.13815 0 0 0 0 0 0 0 0 0 0 0 0</text:p>
      <text:p text:style-name="P2">05D4dt 0.40547 0.40547 0.0 22.564 0.11045 0 0 0 0 0 0 0 0 0 0 0 0</text:p>
      <text:p text:style-name="P2">05D4dy 0.80804 0.80804 0.0 24.55735 0.16345 0 0 0 0 0 0 0 0 0 0 0 0</text:p>
      <text:p text:style-name="P2">05D4ej 0.58328 0.58328 0.0 23.6081 0.12955 0 0 0 0 0 0 0 0 0 0 0 0</text:p>
      <text:p text:style-name="P2">05D4ev 0.72013 0.72013 0.0 24.0226 0.19335 0 0 0 0 0 0 0 0 0 0 0 0</text:p>
      <text:p text:style-name="P2">05D4fg 0.83699 0.83699 0.0 24.3054 0.1427 0 0 0 0 0 0 0 0 0 0 0 0</text:p>
      <text:p text:style-name="P2">05D4gw 0.80603 0.80603 0.0 24.2544 0.1837 0 0 0 0 0 0 0 0 0 0 0 0</text:p>
      <text:p text:style-name="P2">06D2bk 0.50074 0.50074 0.0 23.0505 0.13595 0 0 0 0 0 0 0 0 0 0 0 0</text:p>
      <text:p text:style-name="P2">06D2cc 0.53378 0.53378 0.0 22.9345 0.1665 0 0 0 0 0 0 0 0 0 0 0 0</text:p>
      <text:p text:style-name="P2">06D2ce 0.82212 0.82212 0.0 24.1676 0.18525 0 0 0 0 0 0 0 0 0 0 0 0</text:p>
      <text:p text:style-name="P2">06D2fb 0.12531 0.12531 0.0 19.4684 0.10355 0 0 0 0 0 0 0 0 0 0 0 0</text:p>
      <text:p text:style-name="P2">06D2gb 0.44368 0.44368 0.0 22.57415 0.1349 0 0 0 0 0 0 0 0 0 0 0 0</text:p>
      <text:p text:style-name="P2">06D3cc 0.68366 0.68366 0.0 23.9441 0.2905 0 0 0 0 0 0 0 0 0 0 0 0</text:p>
      <text:p text:style-name="P2">06D3do 0.72668 0.72668 0.0 23.90005 0.1628 0 0 0 0 0 0 0 0 0 0 0 0</text:p>
      <text:p text:style-name="P2">06D3ed 0.40455 0.40455 0.0 22.44625 0.1075 0 0 0 0 0 0 0 0 0 0 0 0</text:p>
      <text:p text:style-name="P2">06D3em 0.69065 0.69065 0.0 23.7527 0.18375 0 0 0 0 0 0 0 0 0 0 0 0</text:p>
      <text:p text:style-name="P2">06D3et 0.57661 0.57661 0.0 23.2437 0.1229 0 0 0 0 0 0 0 0 0 0 0 0</text:p>
      <text:p text:style-name="P2">06D3gh 0.72068 0.72068 0.0 23.87645 0.2029 0 0 0 0 0 0 0 0 0 0 0 0</text:p>
      <text:p text:style-name="P2">06D4bo 0.55031 0.55031 0.0 23.16815 0.1249 0 0 0 0 0 0 0 0 0 0 0 0</text:p>
      <text:p text:style-name="P2">06D4ce 0.84797 0.84797 0.0 24.3105 0.16975 0 0 0 0 0 0 0 0 0 0 0 0</text:p>
      <text:p text:style-name="P2">06D4co 0.43544 0.43544 0.0 22.36675 0.109 0 0 0 0 0 0 0 0 0 0 0 0</text:p>
      <text:p text:style-name="P2">06D4dh 0.30158 0.30158 0.0 21.64245 0.0939 0 0 0 0 0 0 0 0 0 0 0 0</text:p>
      <text:p text:style-name="P2">03D1aw 0.58073 0.58073 0.0 23.52355 0.1372 0 0 0 0 0 0 0 0 0 0 0 0</text:p>
      <text:p text:style-name="P2">03D1bp 0.34593 0.34593 0.0 22.11525 0.111 0 0 0 0 0 0 0 0 0 0 0 0</text:p>
      <text:p text:style-name="P2">03D1fc 0.33094 0.33094 0.0 21.7829 0.10685 0 0 0 0 0 0 0 0 0 0 0 0</text:p>
      <text:p text:style-name="P2">03D3aw 0.44956 0.44956 0.0 22.78895 0.14135 0 0 0 0 0 0 0 0 0 0 0 0</text:p>
      <text:p text:style-name="P2">03D3ba 0.29172 0.29172 0.0 21.47215 0.12535 0 0 0 0 0 0 0 0 0 0 0 0</text:p>
      <text:p text:style-name="P2">03D3cd 0.46127 0.46127 0.0 22.62945 0.13775 0 0 0 0 0 0 0 0 0 0 0 0</text:p>
      <text:p text:style-name="P2">03D4at 0.63222 0.63222 0.0 23.66065 0.20445 0 0 0 0 0 0 0 0 0 0 0 0</text:p>
      <text:p text:style-name="P2"><text:soft-page-break/>03D4cj 0.26862 0.26862 0.0 21.1762 0.0993 0 0 0 0 0 0 0 0 0 0 0 0</text:p>
      <text:p text:style-name="P2">03D4cy 0.92491 0.92491 0.0 24.7416 0.1923 0 0 0 0 0 0 0 0 0 0 0 0</text:p>
      <text:p text:style-name="P2">03D4dh 0.62522 0.62522 0.0 23.46015 0.1303 0 0 0 0 0 0 0 0 0 0 0 0</text:p>
      <text:p text:style-name="P2">03D4dy 0.60825 0.60825 0.0 23.3767 0.1266 0 0 0 0 0 0 0 0 0 0 0 0</text:p>
      <text:p text:style-name="P2">03D4gf 0.57828 0.57828 0.0 23.2373 0.13895 0 0 0 0 0 0 0 0 0 0 0 0</text:p>
      <text:p text:style-name="P2">04D1aj 0.71963 0.71963 0.0 23.82525 0.2057 0 0 0 0 0 0 0 0 0 0 0 0</text:p>
      <text:p text:style-name="P2">04D1de 0.7666 0.7666 0.0 24.24705 0.1593 0 0 0 0 0 0 0 0 0 0 0 0</text:p>
      <text:p text:style-name="P2">04D1hd 0.36791 0.36791 0.0 22.24455 0.1019 0 0 0 0 0 0 0 0 0 0 0 0</text:p>
      <text:p text:style-name="P2">04D1hy 0.84852 0.84852 0.0 24.33175 0.14855 0 0 0 0 0 0 0 0 0 0 0 0</text:p>
      <text:p text:style-name="P2">04D1jd 0.7766 0.7766 0.0 24.0942 0.17835 0 0 0 0 0 0 0 0 0 0 0 0</text:p>
      <text:p text:style-name="P2">04D1kj 0.58375 0.58375 0.0 23.2686 0.09915 0 0 0 0 0 0 0 0 0 0 0 0</text:p>
      <text:p text:style-name="P2">04D1oh 0.58873 0.58873 0.0 23.30085 0.13005 0 0 0 0 0 0 0 0 0 0 0 0</text:p>
      <text:p text:style-name="P2">04D1pc 0.76859 0.76859 0.0 24.2078 0.16885 0 0 0 0 0 0 0 0 0 0 0 0</text:p>
      <text:p text:style-name="P2">04D1pg 0.5138 0.5138 0.0 23.12745 0.1329 0 0 0 0 0 0 0 0 0 0 0 0</text:p>
      <text:p text:style-name="P2">04D1pu 0.63771 0.63771 0.0 23.37 0.2329 0 0 0 0 0 0 0 0 0 0 0 0</text:p>
      <text:p text:style-name="P2">04D1rh 0.43487 0.43487 0.0 22.5623 0.1145 0 0 0 0 0 0 0 0 0 0 0 0</text:p>
      <text:p text:style-name="P2">04D1sa 0.58375 0.58375 0.0 23.46355 0.14025 0 0 0 0 0 0 0 0 0 0 0 0</text:p>
      <text:p text:style-name="P2">04D1sk 0.66206 0.66206 0.0 23.74875 0.17955 0 0 0 0 0 0 0 0 0 0 0 0</text:p>
      <text:p text:style-name="P2">04D2an 0.62189 0.62189 0.0 23.4108 0.1628 0 0 0 0 0 0 0 0 0 0 0 0</text:p>
      <text:p text:style-name="P2">04D2fp 0.41664 0.41664 0.0 22.5154 0.11755 0 0 0 0 0 0 0 0 0 0 0 0</text:p>
      <text:p text:style-name="P2">04D2gb 0.45169 0.45169 0.0 22.36265 0.1377 0 0 0 0 0 0 0 0 0 0 0 0</text:p>
      <text:p text:style-name="P2">04D2gp 0.73401 0.73401 0.0 24.04855 0.24055 0 0 0 0 0 0 0 0 0 0 0 0</text:p>
      <text:p text:style-name="P2">04D2ja 0.74202 0.74202 0.0 24.26275 0.21515 0 0 0 0 0 0 0 0 0 0 0 0</text:p>
      <text:p text:style-name="P2">04D2mc 0.34957 0.34957 0.0 21.74 0.12 0 0 0 0 0 0 0 0 0 0 0 0</text:p>
      <text:p text:style-name="P2">04D2mj 0.51476 0.51476 0.0 23.18845 0.1355 0 0 0 0 0 0 0 0 0 0 0 0</text:p>
      <text:p text:style-name="P2">04D3cy 0.64364 0.64364 0.0 23.60755 0.1943 0 0 0 0 0 0 0 0 0 0 0 0</text:p>
      <text:p text:style-name="P2">04D3df 0.47058 0.47058 0.0 22.65205 0.12925 0 0 0 0 0 0 0 0 0 0 0 0</text:p>
      <text:p text:style-name="P2">04D3ez 0.26349 0.26349 0.0 21.15515 0.1079 0 0 0 0 0 0 0 0 0 0 0 0</text:p>
      <text:p text:style-name="P2">04D3fq 0.7427 0.7427 0.0 23.92255 0.19885 0 0 0 0 0 0 0 0 0 0 0 0</text:p>
      <text:p text:style-name="P2">04D3gx 0.91075 0.91075 0.0 24.6116 0.16365 0 0 0 0 0 0 0 0 0 0 0 0</text:p>
      <text:p text:style-name="P2">04D3kr 0.33753 0.33753 0.0 21.9137 0.10655 0 0 0 0 0 0 0 0 0 0 0 0</text:p>
      <text:p text:style-name="P2">04D3lp 0.98377 0.98377 0.0 24.92305 0.1439 0 0 0 0 0 0 0 0 0 0 0 0</text:p>
      <text:p text:style-name="P2">04D3mk 0.81369 0.81369 0.0 24.26675 0.14105 0 0 0 0 0 0 0 0 0 0 0 0</text:p>
      <text:p text:style-name="P2">04D3nc 0.81773 0.81773 0.0 24.3431 0.12085 0 0 0 0 0 0 0 0 0 0 0 0</text:p>
      <text:p text:style-name="P2">04D3nr 0.96075 0.96075 0.0 24.5736 0.1577 0 0 0 0 0 0 0 0 0 0 0 0</text:p>
      <text:p text:style-name="P2">04D3oe 0.75669 0.75669 0.0 24.03965 0.1583 0 0 0 0 0 0 0 0 0 0 0 0</text:p>
      <text:p text:style-name="P2">04D4bk 0.87796 0.87796 0.0 24.42165 0.14325 0 0 0 0 0 0 0 0 0 0 0 0</text:p>
      <text:p text:style-name="P2">04D4dm 0.80902 0.80902 0.0 24.20795 0.1668 0 0 0 0 0 0 0 0 0 0 0 0</text:p>
      <text:p text:style-name="P2">04D4fx 0.62723 0.62723 0.0 23.4134 0.138 0 0 0 0 0 0 0 0 0 0 0 0</text:p>
      <text:p text:style-name="P2">04D4hf 0.93389 0.93389 0.0 24.7653 0.2009 0 0 0 0 0 0 0 0 0 0 0 0</text:p>
      <text:p text:style-name="P2">04D4ib 0.69715 0.69715 0.0 23.78265 0.16195 0 0 0 0 0 0 0 0 0 0 0 0</text:p>
      <text:p text:style-name="P2">04D4id 0.76706 0.76706 0.0 24.3849 0.17855 0 0 0 0 0 0 0 0 0 0 0 0</text:p>
      <text:p text:style-name="P2">04D4ii 0.86397 0.86397 0.0 24.39625 0.15285 0 0 0 0 0 0 0 0 0 0 0 0</text:p>
      <text:p text:style-name="P2">04D4in 0.51434 0.51434 0.0 22.98745 0.11725 0 0 0 0 0 0 0 0 0 0 0 0</text:p>
      <text:p text:style-name="P2">04D4ju 0.47039 0.47039 0.0 23.1005 0.141 0 0 0 0 0 0 0 0 0 0 0 0</text:p>
      <text:p text:style-name="P2">04D4jy 0.9279 0.9279 0.0 24.7789 0.1829 0 0 0 0 0 0 0 0 0 0 0 0</text:p>
      <text:p text:style-name="P2">05D1cb 0.63071 0.63071 0.0 23.4092 0.1432 0 0 0 0 0 0 0 0 0 0 0 0</text:p>
      <text:p text:style-name="P2">05D1ck 0.6157 0.6157 0.0 23.56625 0.1433 0 0 0 0 0 0 0 0 0 0 0 0</text:p>
      <text:p text:style-name="P2">05D1dn 0.56475 0.56475 0.0 23.2891 0.13595 0 0 0 0 0 0 0 0 0 0 0 0</text:p>
      <text:p text:style-name="P2">05D1ee 0.55775 0.55775 0.0 23.2494 0.1349 0 0 0 0 0 0 0 0 0 0 0 0</text:p>
      <text:p text:style-name="P2">05D1eo 0.73561 0.73561 0.0 24.06925 0.19205 0 0 0 0 0 0 0 0 0 0 0 0</text:p>
      <text:p text:style-name="P2">05D1hk 0.26199 0.26199 0.0 21.15835 0.1082 0 0 0 0 0 0 0 0 0 0 0 0</text:p>
      <text:p text:style-name="P2">05D1if 0.76159 0.76159 0.0 23.97575 0.15445 0 0 0 0 0 0 0 0 0 0 0 0</text:p>
      <text:p text:style-name="P2">05D1iz 0.85852 0.85852 0.0 24.54425 0.17845 0 0 0 0 0 0 0 0 0 0 0 0</text:p>
      <text:p text:style-name="P2">05D1kl 0.55875 0.55875 0.0 23.6061 0.15165 0 0 0 0 0 0 0 0 0 0 0 0</text:p>
      <text:p text:style-name="P2">05D2ac 0.48072 0.48072 0.0 22.74835 0.1138 0 0 0 0 0 0 0 0 0 0 0 0</text:p>
      <text:p text:style-name="P2">05D2ay 0.92224 0.92224 0.0 24.57175 0.18725 0 0 0 0 0 0 0 0 0 0 0 0</text:p>
      <text:p text:style-name="P2">05D2bv 0.47572 0.47572 0.0 22.6952 0.109 0 0 0 0 0 0 0 0 0 0 0 0</text:p>
      <text:p text:style-name="P2">05D2by 0.8932 0.8932 0.0 24.5781 0.1577 0 0 0 0 0 0 0 0 0 0 0 0</text:p>
      <text:p text:style-name="P2">05D2ci 0.6319 0.6319 0.0 23.1617 0.17705 0 0 0 0 0 0 0 0 0 0 0 0</text:p>
      <text:p text:style-name="P2">05D2ct 0.73602 0.73602 0.0 24.02845 0.2108 0 0 0 0 0 0 0 0 0 0 0 0</text:p>
      <text:p text:style-name="P2">05D2dw 0.41865 0.41865 0.0 22.38625 0.1152 0 0 0 0 0 0 0 0 0 0 0 0</text:p>
      <text:p text:style-name="P2">05D2eb 0.53578 0.53578 0.0 22.98355 0.1266 0 0 0 0 0 0 0 0 0 0 0 0</text:p>
      <text:p text:style-name="P2">05D2fq 0.73501 0.73501 0.0 24.09175 0.17825 0 0 0 0 0 0 0 0 0 0 0 0</text:p>
      <text:p text:style-name="P2"><text:soft-page-break/>05D2he 0.60987 0.60987 0.0 23.5447 0.14865 0 0 0 0 0 0 0 0 0 0 0 0</text:p>
      <text:p text:style-name="P2">05D2le 0.70198 0.70198 0.0 23.8387 0.16475 0 0 0 0 0 0 0 0 0 0 0 0</text:p>
      <text:p text:style-name="P2">05D2my 0.9833 0.9833 0.0 24.78095 0.143 0 0 0 0 0 0 0 0 0 0 0 0</text:p>
      <text:p text:style-name="P2">05D2nt 0.75905 0.75905 0.0 24.0557 0.15165 0 0 0 0 0 0 0 0 0 0 0 0</text:p>
      <text:p text:style-name="P2">05D3ax 0.64364 0.64364 0.0 23.6045 0.2013 0 0 0 0 0 0 0 0 0 0 0 0</text:p>
      <text:p text:style-name="P2">05D3ci 0.51559 0.51559 0.0 23.02365 0.1762 0 0 0 0 0 0 0 0 0 0 0 0</text:p>
      <text:p text:style-name="P2">05D3cx 0.80569 0.80569 0.0 24.0139 0.1301 0 0 0 0 0 0 0 0 0 0 0 0</text:p>
      <text:p text:style-name="P2">05D3dh 0.8007 0.8007 0.0 23.82255 0.1606 0 0 0 0 0 0 0 0 0 0 0 0</text:p>
      <text:p text:style-name="P2">05D3gv 0.71565 0.71565 0.0 23.84395 0.19425 0 0 0 0 0 0 0 0 0 0 0 0</text:p>
      <text:p text:style-name="P2">05D3hh 0.76668 0.76668 0.0 24.2307 0.1806 0 0 0 0 0 0 0 0 0 0 0 0</text:p>
      <text:p text:style-name="P2">05D3ht 0.90173 0.90173 0.0 24.5128 0.1511 0 0 0 0 0 0 0 0 0 0 0 0</text:p>
      <text:p text:style-name="P2">05D3jh 0.71868 0.71868 0.0 23.68915 0.15095 0 0 0 0 0 0 0 0 0 0 0 0</text:p>
      <text:p text:style-name="P2">05D3jq 0.5796 0.5796 0.0 23.1779 0.1197 0 0 0 0 0 0 0 0 0 0 0 0</text:p>
      <text:p text:style-name="P2">05D3km 0.96074 0.96074 0.0 24.80925 0.14255 0 0 0 0 0 0 0 0 0 0 0 0</text:p>
      <text:p text:style-name="P2">05D3kt 0.64864 0.64864 0.0 23.53665 0.159 0 0 0 0 0 0 0 0 0 0 0 0</text:p>
      <text:p text:style-name="P2">05D3la 0.93675 0.93675 0.0 24.4717 0.1405 0 0 0 0 0 0 0 0 0 0 0 0</text:p>
      <text:p text:style-name="P2">05D3lc 0.46156 0.46156 0.0 22.76265 0.11115 0 0 0 0 0 0 0 0 0 0 0 0</text:p>
      <text:p text:style-name="P2">05D3mh 0.67065 0.67065 0.0 23.78495 0.1775 0 0 0 0 0 0 0 0 0 0 0 0</text:p>
      <text:p text:style-name="P2">05D3mq 0.24649 0.24649 0.0 21.16055 0.10805 0 0 0 0 0 0 0 0 0 0 0 0</text:p>
      <text:p text:style-name="P2">05D4ag 0.63822 0.63822 0.0 23.49005 0.184 0 0 0 0 0 0 0 0 0 0 0 0</text:p>
      <text:p text:style-name="P2">05D4be 0.53532 0.53532 0.0 23.06945 0.11085 0 0 0 0 0 0 0 0 0 0 0 0</text:p>
      <text:p text:style-name="P2">05D4bi 0.77307 0.77307 0.0 24.17605 0.17625 0 0 0 0 0 0 0 0 0 0 0 0</text:p>
      <text:p text:style-name="P2">05D4bm 0.3705 0.3705 0.0 22.15255 0.1043 0 0 0 0 0 0 0 0 0 0 0 0</text:p>
      <text:p text:style-name="P2">05D4cq 0.69916 0.69916 0.0 23.88895 0.1728 0 0 0 0 0 0 0 0 0 0 0 0</text:p>
      <text:p text:style-name="P2">05D4cw 0.3735 0.3735 0.0 22.11185 0.1039 0 0 0 0 0 0 0 0 0 0 0 0</text:p>
      <text:p text:style-name="P2">05D4dw 0.85298 0.85298 0.0 24.3052 0.1508 0 0 0 0 0 0 0 0 0 0 0 0</text:p>
      <text:p text:style-name="P2">05D4ef 0.60326 0.60326 0.0 23.58805 0.1429 0 0 0 0 0 0 0 0 0 0 0 0</text:p>
      <text:p text:style-name="P2">05D4ek 0.53433 0.53433 0.0 22.9223 0.1289 0 0 0 0 0 0 0 0 0 0 0 0</text:p>
      <text:p text:style-name="P2">05D4ff 0.40048 0.40048 0.0 22.2601 0.1151 0 0 0 0 0 0 0 0 0 0 0 0</text:p>
      <text:p text:style-name="P2">05D4fo 0.3715 0.3715 0.0 22.20135 0.10745 0 0 0 0 0 0 0 0 0 0 0 0</text:p>
      <text:p text:style-name="P2">05D4hn 0.83999 0.83999 0.0 24.0253 0.15175 0 0 0 0 0 0 0 0 0 0 0 0</text:p>
      <text:p text:style-name="P2">06D2ca 0.53278 0.53278 0.0 23.059 0.11385 0 0 0 0 0 0 0 0 0 0 0 0</text:p>
      <text:p text:style-name="P2">06D2cd 0.93225 0.93225 0.0 24.704 0.21015 0 0 0 0 0 0 0 0 0 0 0 0</text:p>
      <text:p text:style-name="P2">06D2ck 0.55381 0.55381 0.0 23.2838 0.1242 0 0 0 0 0 0 0 0 0 0 0 0</text:p>
      <text:p text:style-name="P2">06D2ga 0.84214 0.84214 0.0 24.3261 0.1858 0 0 0 0 0 0 0 0 0 0 0 0</text:p>
      <text:p text:style-name="P2">06D3bz 0.72767 0.72767 0.0 23.8687 0.19785 0 0 0 0 0 0 0 0 0 0 0 0</text:p>
      <text:p text:style-name="P2">06D3df 0.44255 0.44255 0.0 22.67285 0.1137 0 0 0 0 0 0 0 0 0 0 0 0</text:p>
      <text:p text:style-name="P2">06D3dt 0.28251 0.28251 0.0 21.5746 0.1073 0 0 0 0 0 0 0 0 0 0 0 0</text:p>
      <text:p text:style-name="P2">06D3el 0.51961 0.51961 0.0 23.03865 0.109 0 0 0 0 0 0 0 0 0 0 0 0</text:p>
      <text:p text:style-name="P2">06D3en 1.0608 1.0608 0.0 24.6873 0.16415 0 0 0 0 0 0 0 0 0 0 0 0</text:p>
      <text:p text:style-name="P2">06D3fp 0.26849 0.26849 0.0 21.24725 0.1051 0 0 0 0 0 0 0 0 0 0 0 0</text:p>
      <text:p text:style-name="P2">06D3gn 0.2505 0.2505 0.0 21.1763 0.1114 0 0 0 0 0 0 0 0 0 0 0 0</text:p>
      <text:p text:style-name="P2">06D4ba 0.69816 0.69816 0.0 23.7924 0.2171 0 0 0 0 0 0 0 0 0 0 0 0</text:p>
      <text:p text:style-name="P2">06D4bw 0.73012 0.73012 0.0 23.7684 0.19115 0 0 0 0 0 0 0 0 0 0 0 0</text:p>
      <text:p text:style-name="P2">06D4cl 0.99781 0.99781 0.0 24.6122 0.0953 0 0 0 0 0 0 0 0 0 0 0 0</text:p>
      <text:p text:style-name="P2">06D4cq 0.40946 0.40946 0.0 22.451 0.10895 0 0 0 0 0 0 0 0 0 0 0 0</text:p>
      <text:p text:style-name="P2">744 0.12679 0.12679 0.0 19.5429 0.11965 0 0 0 0 0 0 0 0 0 0 0 0</text:p>
      <text:p text:style-name="P2">1112 0.25577 0.25577 0.0 21.3344 0.1818 0 0 0 0 0 0 0 0 0 0 0 0</text:p>
      <text:p text:style-name="P2">1241 0.08859 0.08859 0.0 18.64345 0.10605 0 0 0 0 0 0 0 0 0 0 0 0</text:p>
      <text:p text:style-name="P2">1371 0.11782 0.11782 0.0 19.19345 0.0991 0 0 0 0 0 0 0 0 0 0 0 0</text:p>
      <text:p text:style-name="P2">1580 0.18356 0.18356 0.0 20.2951 0.1284 0 0 0 0 0 0 0 0 0 0 0 0</text:p>
      <text:p text:style-name="P2">1794 0.14055 0.14055 0.0 19.871 0.11635 0 0 0 0 0 0 0 0 0 0 0 0</text:p>
      <text:p text:style-name="P2">2031 0.15171 0.15171 0.0 19.7933 0.10325 0 0 0 0 0 0 0 0 0 0 0 0</text:p>
      <text:p text:style-name="P2">2102 0.094 0.094 0.0 18.889 0.10285 0 0 0 0 0 0 0 0 0 0 0 0</text:p>
      <text:p text:style-name="P2">2165 0.28631 0.28631 0.0 21.6827 0.1504 0 0 0 0 0 0 0 0 0 0 0 0</text:p>
      <text:p text:style-name="P2">2422 0.26318 0.26318 0.0 21.3576 0.14295 0 0 0 0 0 0 0 0 0 0 0 0</text:p>
      <text:p text:style-name="P2">2635 0.14167 0.14167 0.0 19.79675 0.1047 0 0 0 0 0 0 0 0 0 0 0 0</text:p>
      <text:p text:style-name="P2">2689 0.16053 0.16053 0.0 19.9329 0.1156 0 0 0 0 0 0 0 0 0 0 0 0</text:p>
      <text:p text:style-name="P2">2916 0.1229 0.1229 0.0 19.3948 0.11665 0 0 0 0 0 0 0 0 0 0 0 0</text:p>
      <text:p text:style-name="P2">2992 0.1262 0.1262 0.0 19.36855 0.113 0 0 0 0 0 0 0 0 0 0 0 0</text:p>
      <text:p text:style-name="P2">3080 0.17331 0.17331 0.0 20.15345 0.09925 0 0 0 0 0 0 0 0 0 0 0 0</text:p>
      <text:p text:style-name="P2">3087 0.16448 0.16448 0.0 20.03175 0.1083 0 0 0 0 0 0 0 0 0 0 0 0</text:p>
      <text:p text:style-name="P2">3317 0.16018 0.16018 0.0 19.92285 0.11045 0 0 0 0 0 0 0 0 0 0 0 0</text:p>
      <text:p text:style-name="P2">3377 0.24488 0.24488 0.0 20.86815 0.1298 0 0 0 0 0 0 0 0 0 0 0 0</text:p>
      <text:p text:style-name="P2"><text:soft-page-break/>3451 0.24805 0.24805 0.0 20.98175 0.13435 0 0 0 0 0 0 0 0 0 0 0 0</text:p>
      <text:p text:style-name="P2">4046 0.27511 0.27511 0.0 21.37075 0.15505 0 0 0 0 0 0 0 0 0 0 0 0</text:p>
      <text:p text:style-name="P2">4241 0.33015 0.33015 0.0 21.9321 0.1589 0 0 0 0 0 0 0 0 0 0 0 0</text:p>
      <text:p text:style-name="P2">4679 0.3307 0.3307 0.0 21.82885 0.1481 0 0 0 0 0 0 0 0 0 0 0 0</text:p>
      <text:p text:style-name="P2">5103 0.1604 0.1604 0.0 19.98615 0.10955 0 0 0 0 0 0 0 0 0 0 0 0</text:p>
      <text:p text:style-name="P2">5533 0.21861 0.21861 0.0 20.87005 0.13435 0 0 0 0 0 0 0 0 0 0 0 0</text:p>
      <text:p text:style-name="P2">5549 0.12005 0.12005 0.0 19.36835 0.1021 0 0 0 0 0 0 0 0 0 0 0 0</text:p>
      <text:p text:style-name="P2">5635 0.17818 0.17818 0.0 20.72835 0.1286 0 0 0 0 0 0 0 0 0 0 0 0</text:p>
      <text:p text:style-name="P2">5957 0.279 0.279 0.0 21.50115 0.13265 0 0 0 0 0 0 0 0 0 0 0 0</text:p>
      <text:p text:style-name="P2">5994 0.18562 0.18562 0.0 20.48365 0.1298 0 0 0 0 0 0 0 0 0 0 0 0</text:p>
      <text:p text:style-name="P2">6057 0.06641 0.06641 0.0 17.9881 0.1134 0 0 0 0 0 0 0 0 0 0 0 0</text:p>
      <text:p text:style-name="P2">6108 0.25769 0.25769 0.0 21.2775 0.14285 0 0 0 0 0 0 0 0 0 0 0 0</text:p>
      <text:p text:style-name="P2">6196 0.27946 0.27946 0.0 21.2773 0.1398 0 0 0 0 0 0 0 0 0 0 0 0</text:p>
      <text:p text:style-name="P2">6315 0.2655 0.2655 0.0 21.0609 0.1301 0 0 0 0 0 0 0 0 0 0 0 0</text:p>
      <text:p text:style-name="P2">6422 0.18478 0.18478 0.0 20.37525 0.1056 0 0 0 0 0 0 0 0 0 0 0 0</text:p>
      <text:p text:style-name="P2">6558 0.05715 0.05715 0.0 17.65695 0.1072 0 0 0 0 0 0 0 0 0 0 0 0</text:p>
      <text:p text:style-name="P2">6924 0.32601 0.32601 0.0 21.6733 0.1464 0 0 0 0 0 0 0 0 0 0 0 0</text:p>
      <text:p text:style-name="P2">7147 0.10902 0.10902 0.0 19.1721 0.10285 0 0 0 0 0 0 0 0 0 0 0 0</text:p>
      <text:p text:style-name="P2">7243 0.20299 0.20299 0.0 20.7001 0.1382 0 0 0 0 0 0 0 0 0 0 0 0</text:p>
      <text:p text:style-name="P2">7779 0.37949 0.37949 0.0 22.13745 0.1395 0 0 0 0 0 0 0 0 0 0 0 0</text:p>
      <text:p text:style-name="P2">7847 0.21198 0.21198 0.0 20.68915 0.12295 0 0 0 0 0 0 0 0 0 0 0 0</text:p>
      <text:p text:style-name="P2">8495 0.21327 0.21327 0.0 20.78295 0.1364 0 0 0 0 0 0 0 0 0 0 0 0</text:p>
      <text:p text:style-name="P2">8921 0.14393 0.14393 0.0 19.83575 0.113 0 0 0 0 0 0 0 0 0 0 0 0</text:p>
      <text:p text:style-name="P2">9032 0.25218 0.25218 0.0 21.1678 0.16095 0 0 0 0 0 0 0 0 0 0 0 0</text:p>
      <text:p text:style-name="P2">9457 0.25641 0.25641 0.0 21.2758 0.1749 0 0 0 0 0 0 0 0 0 0 0 0</text:p>
      <text:p text:style-name="P2">9467 0.2186 0.2186 0.0 20.976 0.1685 0 0 0 0 0 0 0 0 0 0 0 0</text:p>
      <text:p text:style-name="P2">12779 0.07883 0.07883 0.0 18.5397 0.12205 0 0 0 0 0 0 0 0 0 0 0 0</text:p>
      <text:p text:style-name="P2">12781 0.08328 0.08328 0.0 18.7438 0.11605 0 0 0 0 0 0 0 0 0 0 0 0</text:p>
      <text:p text:style-name="P2">12856 0.17008 0.17008 0.0 20.2489 0.107 0 0 0 0 0 0 0 0 0 0 0 0</text:p>
      <text:p text:style-name="P2">12881 0.23643 0.23643 0.0 20.87655 0.14325 0 0 0 0 0 0 0 0 0 0 0 0</text:p>
      <text:p text:style-name="P2">12883 0.30538 0.30538 0.0 21.3803 0.19765 0 0 0 0 0 0 0 0 0 0 0 0</text:p>
      <text:p text:style-name="P2">12898 0.08286 0.08286 0.0 18.5179 0.1055 0 0 0 0 0 0 0 0 0 0 0 0</text:p>
      <text:p text:style-name="P2">12927 0.18905 0.18905 0.0 20.2039 0.1187 0 0 0 0 0 0 0 0 0 0 0 0</text:p>
      <text:p text:style-name="P2">12950 0.08162 0.08162 0.0 18.511 0.10425 0 0 0 0 0 0 0 0 0 0 0 0</text:p>
      <text:p text:style-name="P2">12972 0.25626 0.25626 0.0 21.2564 0.16145 0 0 0 0 0 0 0 0 0 0 0 0</text:p>
      <text:p text:style-name="P2">13005 0.12631 0.12631 0.0 19.58525 0.13485 0 0 0 0 0 0 0 0 0 0 0 0</text:p>
      <text:p text:style-name="P2">13038 0.1028 0.1028 0.0 19.16175 0.1443 0 0 0 0 0 0 0 0 0 0 0 0</text:p>
      <text:p text:style-name="P2">13044 0.1244 0.1244 0.0 19.4784 0.1006 0 0 0 0 0 0 0 0 0 0 0 0</text:p>
      <text:p text:style-name="P2">13136 0.37003 0.37003 0.0 22.46065 0.1636 0 0 0 0 0 0 0 0 0 0 0 0</text:p>
      <text:p text:style-name="P2">13152 0.20192 0.20192 0.0 20.38595 0.11475 0 0 0 0 0 0 0 0 0 0 0 0</text:p>
      <text:p text:style-name="P2">13254 0.18004 0.18004 0.0 20.68245 0.14335 0 0 0 0 0 0 0 0 0 0 0 0</text:p>
      <text:p text:style-name="P2">13411 0.16163 0.16163 0.0 20.1359 0.1299 0 0 0 0 0 0 0 0 0 0 0 0</text:p>
      <text:p text:style-name="P2">13578 0.22644 0.22644 0.0 20.8771 0.141 0 0 0 0 0 0 0 0 0 0 0 0</text:p>
      <text:p text:style-name="P2">13610 0.29649 0.29649 0.0 21.4449 0.1446 0 0 0 0 0 0 0 0 0 0 0 0</text:p>
      <text:p text:style-name="P2">13689 0.24999 0.24999 0.0 21.20115 0.13305 0 0 0 0 0 0 0 0 0 0 0 0</text:p>
      <text:p text:style-name="P2">13736 0.14864 0.14864 0.0 19.91815 0.1063 0 0 0 0 0 0 0 0 0 0 0 0</text:p>
      <text:p text:style-name="P2">13796 0.14711 0.14711 0.0 19.776 0.10335 0 0 0 0 0 0 0 0 0 0 0 0</text:p>
      <text:p text:style-name="P2">14019 0.2149 0.2149 0.0 21.20185 0.1483 0 0 0 0 0 0 0 0 0 0 0 0</text:p>
      <text:p text:style-name="P2">14024 0.14462 0.14462 0.0 19.8106 0.13965 0 0 0 0 0 0 0 0 0 0 0 0</text:p>
      <text:p text:style-name="P2">14108 0.13226 0.13226 0.0 19.9293 0.1333 0 0 0 0 0 0 0 0 0 0 0 0</text:p>
      <text:p text:style-name="P2">14331 0.2195 0.2195 0.0 21.00055 0.1346 0 0 0 0 0 0 0 0 0 0 0 0</text:p>
      <text:p text:style-name="P2">14397 0.38447 0.38447 0.0 22.40575 0.14945 0 0 0 0 0 0 0 0 0 0 0 0</text:p>
      <text:p text:style-name="P2">14421 0.1742 0.1742 0.0 20.3461 0.1115 0 0 0 0 0 0 0 0 0 0 0 0</text:p>
      <text:p text:style-name="P2">14451 0.17772 0.17772 0.0 20.20345 0.1224 0 0 0 0 0 0 0 0 0 0 0 0</text:p>
      <text:p text:style-name="P2">14735 0.29911 0.29911 0.0 21.51975 0.1301 0 0 0 0 0 0 0 0 0 0 0 0</text:p>
      <text:p text:style-name="P2">14871 0.1187 0.1187 0.0 19.44875 0.1339 0 0 0 0 0 0 0 0 0 0 0 0</text:p>
      <text:p text:style-name="P2">14979 0.17685 0.17685 0.0 20.2397 0.106 0 0 0 0 0 0 0 0 0 0 0 0</text:p>
      <text:p text:style-name="P2">15057 0.24526 0.24526 0.0 21.3752 0.1882 0 0 0 0 0 0 0 0 0 0 0 0</text:p>
      <text:p text:style-name="P2">15129 0.1959 0.1959 0.0 20.54825 0.11935 0 0 0 0 0 0 0 0 0 0 0 0</text:p>
      <text:p text:style-name="P2">15161 0.24832 0.24832 0.0 21.09655 0.1326 0 0 0 0 0 0 0 0 0 0 0 0</text:p>
      <text:p text:style-name="P2">15213 0.30617 0.30617 0.0 21.77705 0.16135 0 0 0 0 0 0 0 0 0 0 0 0</text:p>
      <text:p text:style-name="P2">15219 0.24616 0.24616 0.0 21.1569 0.13055 0 0 0 0 0 0 0 0 0 0 0 0</text:p>
      <text:p text:style-name="P2">15234 0.13527 0.13527 0.0 19.9671 0.1135 0 0 0 0 0 0 0 0 0 0 0 0</text:p>
      <text:p text:style-name="P2">15259 0.21028 0.21028 0.0 20.6402 0.1335 0 0 0 0 0 0 0 0 0 0 0 0</text:p>
      <text:p text:style-name="P2"><text:soft-page-break/>15287 0.23603 0.23603 0.0 21.1547 0.12315 0 0 0 0 0 0 0 0 0 0 0 0</text:p>
      <text:p text:style-name="P2">15301 0.17831 0.17831 0.0 20.37535 0.1134 0 0 0 0 0 0 0 0 0 0 0 0</text:p>
      <text:p text:style-name="P2">15354 0.22043 0.22043 0.0 20.81795 0.15445 0 0 0 0 0 0 0 0 0 0 0 0</text:p>
      <text:p text:style-name="P2">15383 0.31468 0.31468 0.0 21.8201 0.1572 0 0 0 0 0 0 0 0 0 0 0 0</text:p>
      <text:p text:style-name="P2">15421 0.1846 0.1846 0.0 20.55175 0.1118 0 0 0 0 0 0 0 0 0 0 0 0</text:p>
      <text:p text:style-name="P2">15440 0.2611 0.2611 0.0 21.2036 0.13865 0 0 0 0 0 0 0 0 0 0 0 0</text:p>
      <text:p text:style-name="P2">15443 0.18122 0.18122 0.0 20.21145 0.10535 0 0 0 0 0 0 0 0 0 0 0 0</text:p>
      <text:p text:style-name="P2">15456 0.38003 0.38003 0.0 22.03255 0.1506 0 0 0 0 0 0 0 0 0 0 0 0</text:p>
      <text:p text:style-name="P2">15461 0.1846 0.1846 0.0 20.38765 0.1082 0 0 0 0 0 0 0 0 0 0 0 0</text:p>
      <text:p text:style-name="P2">15467 0.20824 0.20824 0.0 20.65465 0.12075 0 0 0 0 0 0 0 0 0 0 0 0</text:p>
      <text:p text:style-name="P2">15583 0.17746 0.17746 0.0 20.33625 0.12905 0 0 0 0 0 0 0 0 0 0 0 0</text:p>
      <text:p text:style-name="P2">15776 0.31555 0.31555 0.0 21.7168 0.15355 0 0 0 0 0 0 0 0 0 0 0 0</text:p>
      <text:p text:style-name="P2">15868 0.24954 0.24954 0.0 21.1676 0.1247 0 0 0 0 0 0 0 0 0 0 0 0</text:p>
      <text:p text:style-name="P2">15901 0.20324 0.20324 0.0 20.6509 0.11955 0 0 0 0 0 0 0 0 0 0 0 0</text:p>
      <text:p text:style-name="P2">16021 0.12347 0.12347 0.0 19.4198 0.10285 0 0 0 0 0 0 0 0 0 0 0 0</text:p>
      <text:p text:style-name="P2">16032 0.20314 0.20314 0.0 20.64385 0.12035 0 0 0 0 0 0 0 0 0 0 0 0</text:p>
      <text:p text:style-name="P2">16073 0.15352 0.15352 0.0 20.1226 0.10495 0 0 0 0 0 0 0 0 0 0 0 0</text:p>
      <text:p text:style-name="P2">16093 0.33398 0.33398 0.0 21.9349 0.1592 0 0 0 0 0 0 0 0 0 0 0 0</text:p>
      <text:p text:style-name="P2">16099 0.19582 0.19582 0.0 20.5286 0.1151 0 0 0 0 0 0 0 0 0 0 0 0</text:p>
      <text:p text:style-name="P2">16106 0.24943 0.24943 0.0 21.0769 0.14445 0 0 0 0 0 0 0 0 0 0 0 0</text:p>
      <text:p text:style-name="P2">16116 0.1549 0.1549 0.0 20.0251 0.1063 0 0 0 0 0 0 0 0 0 0 0 0</text:p>
      <text:p text:style-name="P2">16165 0.15625 0.15625 0.0 19.98785 0.12595 0 0 0 0 0 0 0 0 0 0 0 0</text:p>
      <text:p text:style-name="P2">16206 0.15819 0.15819 0.0 19.81685 0.12375 0 0 0 0 0 0 0 0 0 0 0 0</text:p>
      <text:p text:style-name="P2">16211 0.309 0.309 0.0 21.8114 0.19685 0 0 0 0 0 0 0 0 0 0 0 0</text:p>
      <text:p text:style-name="P2">16213 0.24828 0.24828 0.0 21.1261 0.1388 0 0 0 0 0 0 0 0 0 0 0 0</text:p>
      <text:p text:style-name="P2">16281 0.18484 0.18484 0.0 20.31575 0.1235 0 0 0 0 0 0 0 0 0 0 0 0</text:p>
      <text:p text:style-name="P2">17168 0.18353 0.18353 0.0 20.5074 0.1247 0 0 0 0 0 0 0 0 0 0 0 0</text:p>
      <text:p text:style-name="P2">17215 0.18212 0.18212 0.0 20.37965 0.13765 0 0 0 0 0 0 0 0 0 0 0 0</text:p>
      <text:p text:style-name="P2">17218 0.17675 0.17675 0.0 20.28545 0.129 0 0 0 0 0 0 0 0 0 0 0 0</text:p>
      <text:p text:style-name="P2">17220 0.17748 0.17748 0.0 20.0718 0.12115 0 0 0 0 0 0 0 0 0 0 0 0</text:p>
      <text:p text:style-name="P2">17240 0.0718 0.0718 0.0 18.0121 0.1254 0 0 0 0 0 0 0 0 0 0 0 0</text:p>
      <text:p text:style-name="P2">17366 0.13796 0.13796 0.0 19.66285 0.10475 0 0 0 0 0 0 0 0 0 0 0 0</text:p>
      <text:p text:style-name="P2">17389 0.16941 0.16941 0.0 20.46515 0.1317 0 0 0 0 0 0 0 0 0 0 0 0</text:p>
      <text:p text:style-name="P2">17464 0.24527 0.24527 0.0 20.7198 0.14705 0 0 0 0 0 0 0 0 0 0 0 0</text:p>
      <text:p text:style-name="P2">17497 0.14406 0.14406 0.0 19.81665 0.10485 0 0 0 0 0 0 0 0 0 0 0 0</text:p>
      <text:p text:style-name="P2">17552 0.25163 0.25163 0.0 21.2338 0.1462 0 0 0 0 0 0 0 0 0 0 0 0</text:p>
      <text:p text:style-name="P2">17784 0.03743 0.03743 0.0 16.7708 0.1166 0 0 0 0 0 0 0 0 0 0 0 0</text:p>
      <text:p text:style-name="P2">17791 0.27716 0.27716 0.0 21.8807 0.2055 0 0 0 0 0 0 0 0 0 0 0 0</text:p>
      <text:p text:style-name="P2">17809 0.28712 0.28712 0.0 21.2668 0.1491 0 0 0 0 0 0 0 0 0 0 0 0</text:p>
      <text:p text:style-name="P2">17811 0.19845 0.19845 0.0 20.61015 0.13895 0 0 0 0 0 0 0 0 0 0 0 0</text:p>
      <text:p text:style-name="P2">17825 0.16031 0.16031 0.0 20.07605 0.129 0 0 0 0 0 0 0 0 0 0 0 0</text:p>
      <text:p text:style-name="P2">17875 0.21053 0.21053 0.0 21.0136 0.15075 0 0 0 0 0 0 0 0 0 0 0 0</text:p>
      <text:p text:style-name="P2">17884 0.23753 0.23753 0.0 21.0147 0.1316 0 0 0 0 0 0 0 0 0 0 0 0</text:p>
      <text:p text:style-name="P2">18030 0.15499 0.15499 0.0 20.14265 0.11795 0 0 0 0 0 0 0 0 0 0 0 0</text:p>
      <text:p text:style-name="P2">18241 0.0939 0.0939 0.0 18.94955 0.14945 0 0 0 0 0 0 0 0 0 0 0 0</text:p>
      <text:p text:style-name="P2">18323 0.15253 0.15253 0.0 20.08555 0.11355 0 0 0 0 0 0 0 0 0 0 0 0</text:p>
      <text:p text:style-name="P2">18325 0.25693 0.25693 0.0 21.2741 0.1446 0 0 0 0 0 0 0 0 0 0 0 0</text:p>
      <text:p text:style-name="P2">18466 0.21231 0.21231 0.0 20.80065 0.1303 0 0 0 0 0 0 0 0 0 0 0 0</text:p>
      <text:p text:style-name="P2">18486 0.24583 0.24583 0.0 20.88445 0.13085 0 0 0 0 0 0 0 0 0 0 0 0</text:p>
      <text:p text:style-name="P2">18602 0.13679 0.13679 0.0 19.76485 0.11075 0 0 0 0 0 0 0 0 0 0 0 0</text:p>
      <text:p text:style-name="P2">18617 0.32529 0.32529 0.0 21.9051 0.1809 0 0 0 0 0 0 0 0 0 0 0 0</text:p>
      <text:p text:style-name="P2">18697 0.10643 0.10643 0.0 19.09035 0.10245 0 0 0 0 0 0 0 0 0 0 0 0</text:p>
      <text:p text:style-name="P2">18721 0.4008 0.4008 0.0 22.30585 0.1602 0 0 0 0 0 0 0 0 0 0 0 0</text:p>
      <text:p text:style-name="P2">18749 0.1891 0.1891 0.0 20.4864 0.13035 0 0 0 0 0 0 0 0 0 0 0 0</text:p>
      <text:p text:style-name="P2">18804 0.19731 0.19731 0.0 20.4352 0.1122 0 0 0 0 0 0 0 0 0 0 0 0</text:p>
      <text:p text:style-name="P2">18809 0.12783 0.12783 0.0 19.5616 0.132 0 0 0 0 0 0 0 0 0 0 0 0</text:p>
      <text:p text:style-name="P2">18835 0.12291 0.12291 0.0 19.44025 0.1033 0 0 0 0 0 0 0 0 0 0 0 0</text:p>
      <text:p text:style-name="P2">18855 0.12687 0.12687 0.0 19.59325 0.10365 0 0 0 0 0 0 0 0 0 0 0 0</text:p>
      <text:p text:style-name="P2">18927 0.21311 0.21311 0.0 20.67635 0.1429 0 0 0 0 0 0 0 0 0 0 0 0</text:p>
      <text:p text:style-name="P2">18940 0.21075 0.21075 0.0 20.727 0.12695 0 0 0 0 0 0 0 0 0 0 0 0</text:p>
      <text:p text:style-name="P2">18945 0.26826 0.26826 0.0 21.4883 0.15275 0 0 0 0 0 0 0 0 0 0 0 0</text:p>
      <text:p text:style-name="P2">18965 0.20431 0.20431 0.0 20.66435 0.12435 0 0 0 0 0 0 0 0 0 0 0 0</text:p>
      <text:p text:style-name="P2">19002 0.26991 0.26991 0.0 21.2859 0.12695 0 0 0 0 0 0 0 0 0 0 0 0</text:p>
      <text:p text:style-name="P2">19023 0.24162 0.24162 0.0 20.98075 0.15175 0 0 0 0 0 0 0 0 0 0 0 0</text:p>
      <text:p text:style-name="P2"><text:soft-page-break/>19027 0.2908 0.2908 0.0 21.236 0.14645 0 0 0 0 0 0 0 0 0 0 0 0</text:p>
      <text:p text:style-name="P2">19067 0.35306 0.35306 0.0 21.81675 0.1515 0 0 0 0 0 0 0 0 0 0 0 0</text:p>
      <text:p text:style-name="P2">19128 0.28509 0.28509 0.0 21.60225 0.15435 0 0 0 0 0 0 0 0 0 0 0 0</text:p>
      <text:p text:style-name="P2">19230 0.21929 0.21929 0.0 20.6719 0.1534 0 0 0 0 0 0 0 0 0 0 0 0</text:p>
      <text:p text:style-name="P2">19282 0.17537 0.17537 0.0 20.24765 0.1249 0 0 0 0 0 0 0 0 0 0 0 0</text:p>
      <text:p text:style-name="P2">19341 0.23517 0.23517 0.0 20.9929 0.1458 0 0 0 0 0 0 0 0 0 0 0 0</text:p>
      <text:p text:style-name="P2">19353 0.15298 0.15298 0.0 19.99965 0.1096 0 0 0 0 0 0 0 0 0 0 0 0</text:p>
      <text:p text:style-name="P2">19425 0.20982 0.20982 0.0 20.90475 0.1584 0 0 0 0 0 0 0 0 0 0 0 0</text:p>
      <text:p text:style-name="P2">19596 0.29121 0.29121 0.0 21.51945 0.1501 0 0 0 0 0 0 0 0 0 0 0 0</text:p>
      <text:p text:style-name="P2">19632 0.31353 0.31353 0.0 21.8225 0.14945 0 0 0 0 0 0 0 0 0 0 0 0</text:p>
      <text:p text:style-name="P2">19775 0.13672 0.13672 0.0 19.7402 0.1138 0 0 0 0 0 0 0 0 0 0 0 0</text:p>
      <text:p text:style-name="P2">19794 0.29532 0.29532 0.0 21.7708 0.1925 0 0 0 0 0 0 0 0 0 0 0 0</text:p>
      <text:p text:style-name="P2">19818 0.30369 0.30369 0.0 21.49625 0.135 0 0 0 0 0 0 0 0 0 0 0 0</text:p>
      <text:p text:style-name="P2">19913 0.20532 0.20532 0.0 20.73155 0.1351 0 0 0 0 0 0 0 0 0 0 0 0</text:p>
      <text:p text:style-name="P2">19953 0.12175 0.12175 0.0 19.34125 0.09805 0 0 0 0 0 0 0 0 0 0 0 0</text:p>
      <text:p text:style-name="P2">19969 0.17424 0.17424 0.0 20.2369 0.11045 0 0 0 0 0 0 0 0 0 0 0 0</text:p>
      <text:p text:style-name="P2">19990 0.24862 0.24862 0.0 21.2028 0.13995 0 0 0 0 0 0 0 0 0 0 0 0</text:p>
      <text:p text:style-name="P2">20039 0.2453 0.2453 0.0 21.1159 0.14105 0 0 0 0 0 0 0 0 0 0 0 0</text:p>
      <text:p text:style-name="P2">20084 0.13816 0.13816 0.0 19.8495 0.1169 0 0 0 0 0 0 0 0 0 0 0 0</text:p>
      <text:p text:style-name="P2">20088 0.24288 0.24288 0.0 21.02795 0.1175 0 0 0 0 0 0 0 0 0 0 0 0</text:p>
      <text:p text:style-name="P2">20111 0.24237 0.24237 0.0 21.18455 0.15195 0 0 0 0 0 0 0 0 0 0 0 0</text:p>
      <text:p text:style-name="P2">20142 0.31437 0.31437 0.0 21.3618 0.137 0 0 0 0 0 0 0 0 0 0 0 0</text:p>
      <text:p text:style-name="P2">20227 0.2754 0.2754 0.0 21.4485 0.153 0 0 0 0 0 0 0 0 0 0 0 0</text:p>
      <text:p text:style-name="P2">20245 0.30004 0.30004 0.0 21.4204 0.15885 0 0 0 0 0 0 0 0 0 0 0 0</text:p>
      <text:p text:style-name="P2">20364 0.21735 0.21735 0.0 20.89395 0.15665 0 0 0 0 0 0 0 0 0 0 0 0</text:p>
      <text:p text:style-name="P2">20581 0.20311 0.20311 0.0 20.5734 0.12555 0 0 0 0 0 0 0 0 0 0 0 0</text:p>
      <text:p text:style-name="P2">20687 0.19005 0.19005 0.0 20.4061 0.1552 0 0 0 0 0 0 0 0 0 0 0 0</text:p>
      <text:p text:style-name="P2">21006 0.29003 0.29003 0.0 21.3714 0.15315 0 0 0 0 0 0 0 0 0 0 0 0</text:p>
      <text:p text:style-name="P2">21033 0.22796 0.22796 0.0 20.83435 0.15045 0 0 0 0 0 0 0 0 0 0 0 0</text:p>
      <text:p text:style-name="P2">21042 0.31032 0.31032 0.0 21.45975 0.15795 0 0 0 0 0 0 0 0 0 0 0 0</text:p>
      <text:p text:style-name="P2">21062 0.13712 0.13712 0.0 20.12265 0.11415 0 0 0 0 0 0 0 0 0 0 0 0</text:p>
      <text:p text:style-name="P2">21502 0.08798 0.08798 0.0 18.6796 0.1066 0 0 0 0 0 0 0 0 0 0 0 0</text:p>
      <text:p text:style-name="P2">722 0.08534 0.08534 0.0 18.62285 0.1057 0 0 0 0 0 0 0 0 0 0 0 0</text:p>
      <text:p text:style-name="P2">762 0.19024 0.19024 0.0 20.6486 0.11825 0 0 0 0 0 0 0 0 0 0 0 0</text:p>
      <text:p text:style-name="P2">774 0.09278 0.09278 0.0 18.8576 0.109 0 0 0 0 0 0 0 0 0 0 0 0</text:p>
      <text:p text:style-name="P2">1032 0.12891 0.12891 0.0 19.58985 0.12795 0 0 0 0 0 0 0 0 0 0 0 0</text:p>
      <text:p text:style-name="P2">1253 0.26136 0.26136 0.0 21.1668 0.15835 0 0 0 0 0 0 0 0 0 0 0 0</text:p>
      <text:p text:style-name="P2">2017 0.26132 0.26132 0.0 21.4559 0.17885 0 0 0 0 0 0 0 0 0 0 0 0</text:p>
      <text:p text:style-name="P2">2246 0.1957 0.1957 0.0 20.61715 0.12925 0 0 0 0 0 0 0 0 0 0 0 0</text:p>
      <text:p text:style-name="P2">2308 0.14723 0.14723 0.0 19.83975 0.1218 0 0 0 0 0 0 0 0 0 0 0 0</text:p>
      <text:p text:style-name="P2">2330 0.21154 0.21154 0.0 21.14485 0.1818 0 0 0 0 0 0 0 0 0 0 0 0</text:p>
      <text:p text:style-name="P2">2372 0.17972 0.17972 0.0 20.30175 0.11325 0 0 0 0 0 0 0 0 0 0 0 0</text:p>
      <text:p text:style-name="P2">2440 0.1907 0.1907 0.0 20.6928 0.11925 0 0 0 0 0 0 0 0 0 0 0 0</text:p>
      <text:p text:style-name="P2">2533 0.3385 0.3385 0.0 21.7897 0.1618 0 0 0 0 0 0 0 0 0 0 0 0</text:p>
      <text:p text:style-name="P2">2561 0.11762 0.11762 0.0 19.41925 0.10595 0 0 0 0 0 0 0 0 0 0 0 0</text:p>
      <text:p text:style-name="P2">2789 0.28854 0.28854 0.0 21.5295 0.1639 0 0 0 0 0 0 0 0 0 0 0 0</text:p>
      <text:p text:style-name="P2">2943 0.26377 0.26377 0.0 21.2679 0.15695 0 0 0 0 0 0 0 0 0 0 0 0</text:p>
      <text:p text:style-name="P2">3199 0.24931 0.24931 0.0 21.38165 0.1409 0 0 0 0 0 0 0 0 0 0 0 0</text:p>
      <text:p text:style-name="P2">3452 0.22939 0.22939 0.0 20.8794 0.1271 0 0 0 0 0 0 0 0 0 0 0 0</text:p>
      <text:p text:style-name="P2">3592 0.08575 0.08575 0.0 18.608 0.10035 0 0 0 0 0 0 0 0 0 0 0 0</text:p>
      <text:p text:style-name="P2">4000 0.27631 0.27631 0.0 21.62545 0.19055 0 0 0 0 0 0 0 0 0 0 0 0</text:p>
      <text:p text:style-name="P2">4577 0.36165 0.36165 0.0 22.1744 0.1645 0 0 0 0 0 0 0 0 0 0 0 0</text:p>
      <text:p text:style-name="P2">5391 0.30006 0.30006 0.0 21.62535 0.16525 0 0 0 0 0 0 0 0 0 0 0 0</text:p>
      <text:p text:style-name="P2">5395 0.11659 0.11659 0.0 19.38465 0.1036 0 0 0 0 0 0 0 0 0 0 0 0</text:p>
      <text:p text:style-name="P2">5550 0.15474 0.15474 0.0 19.83105 0.1045 0 0 0 0 0 0 0 0 0 0 0 0</text:p>
      <text:p text:style-name="P2">5717 0.2501 0.2501 0.0 21.2982 0.13225 0 0 0 0 0 0 0 0 0 0 0 0</text:p>
      <text:p text:style-name="P2">5736 0.25149 0.25149 0.0 21.209 0.1266 0 0 0 0 0 0 0 0 0 0 0 0</text:p>
      <text:p text:style-name="P2">5751 0.12941 0.12941 0.0 19.5471 0.1075 0 0 0 0 0 0 0 0 0 0 0 0</text:p>
      <text:p text:style-name="P2">5844 0.30894 0.30894 0.0 21.72385 0.1693 0 0 0 0 0 0 0 0 0 0 0 0</text:p>
      <text:p text:style-name="P2">6137 0.29859 0.29859 0.0 21.66705 0.1633 0 0 0 0 0 0 0 0 0 0 0 0</text:p>
      <text:p text:style-name="P2">6192 0.27057 0.27057 0.0 21.3419 0.169 0 0 0 0 0 0 0 0 0 0 0 0</text:p>
      <text:p text:style-name="P2">6249 0.29318 0.29318 0.0 21.57975 0.1437 0 0 0 0 0 0 0 0 0 0 0 0</text:p>
      <text:p text:style-name="P2">6304 0.18988 0.18988 0.0 20.46505 0.1185 0 0 0 0 0 0 0 0 0 0 0 0</text:p>
      <text:p text:style-name="P2">6406 0.12368 0.12368 0.0 19.4023 0.1022 0 0 0 0 0 0 0 0 0 0 0 0</text:p>
      <text:p text:style-name="P2"><text:soft-page-break/>6649 0.31262 0.31262 0.0 21.63085 0.14295 0 0 0 0 0 0 0 0 0 0 0 0</text:p>
      <text:p text:style-name="P2">6699 0.3088 0.3088 0.0 21.83605 0.15525 0 0 0 0 0 0 0 0 0 0 0 0</text:p>
      <text:p text:style-name="P2">6780 0.20244 0.20244 0.0 20.60265 0.13765 0 0 0 0 0 0 0 0 0 0 0 0</text:p>
      <text:p text:style-name="P2">6933 0.21139 0.21139 0.0 20.6247 0.1276 0 0 0 0 0 0 0 0 0 0 0 0</text:p>
      <text:p text:style-name="P2">6936 0.1787 0.1787 0.0 20.4025 0.1152 0 0 0 0 0 0 0 0 0 0 0 0</text:p>
      <text:p text:style-name="P2">7143 0.30317 0.30317 0.0 21.872 0.13765 0 0 0 0 0 0 0 0 0 0 0 0</text:p>
      <text:p text:style-name="P2">7473 0.21432 0.21432 0.0 20.8217 0.1308 0 0 0 0 0 0 0 0 0 0 0 0</text:p>
      <text:p text:style-name="P2">7475 0.32007 0.32007 0.0 21.6956 0.1358 0 0 0 0 0 0 0 0 0 0 0 0</text:p>
      <text:p text:style-name="P2">7512 0.21791 0.21791 0.0 20.9318 0.14225 0 0 0 0 0 0 0 0 0 0 0 0</text:p>
      <text:p text:style-name="P2">7876 0.07523 0.07523 0.0 18.2988 0.10185 0 0 0 0 0 0 0 0 0 0 0 0</text:p>
      <text:p text:style-name="P2">8046 0.2574 0.2574 0.0 21.37115 0.15 0 0 0 0 0 0 0 0 0 0 0 0</text:p>
      <text:p text:style-name="P2">8213 0.18446 0.18446 0.0 20.3647 0.13065 0 0 0 0 0 0 0 0 0 0 0 0</text:p>
      <text:p text:style-name="P2">8719 0.11639 0.11639 0.0 19.29475 0.10185 0 0 0 0 0 0 0 0 0 0 0 0</text:p>
      <text:p text:style-name="P2">10028 0.06481 0.06481 0.0 17.87655 0.1109 0 0 0 0 0 0 0 0 0 0 0 0</text:p>
      <text:p text:style-name="P2">10434 0.10298 0.10298 0.0 19.16045 0.103 0 0 0 0 0 0 0 0 0 0 0 0</text:p>
      <text:p text:style-name="P2">10805 0.04437 0.04437 0.0 16.92415 0.11995 0 0 0 0 0 0 0 0 0 0 0 0</text:p>
      <text:p text:style-name="P2">12843 0.16576 0.16576 0.0 19.9345 0.12155 0 0 0 0 0 0 0 0 0 0 0 0</text:p>
      <text:p text:style-name="P2">12853 0.16799 0.16799 0.0 20.0523 0.1219 0 0 0 0 0 0 0 0 0 0 0 0</text:p>
      <text:p text:style-name="P2">12855 0.17043 0.17043 0.0 20.12375 0.14255 0 0 0 0 0 0 0 0 0 0 0 0</text:p>
      <text:p text:style-name="P2">12860 0.12029 0.12029 0.0 19.52005 0.11295 0 0 0 0 0 0 0 0 0 0 0 0</text:p>
      <text:p text:style-name="P2">12928 0.13855 0.13855 0.0 19.76995 0.1308 0 0 0 0 0 0 0 0 0 0 0 0</text:p>
      <text:p text:style-name="P2">12971 0.23353 0.23353 0.0 20.92065 0.1527 0 0 0 0 0 0 0 0 0 0 0 0</text:p>
      <text:p text:style-name="P2">12977 0.24615 0.24615 0.0 21.0223 0.14645 0 0 0 0 0 0 0 0 0 0 0 0</text:p>
      <text:p text:style-name="P2">13025 0.22259 0.22259 0.0 21.0804 0.1546 0 0 0 0 0 0 0 0 0 0 0 0</text:p>
      <text:p text:style-name="P2">13045 0.17893 0.17893 0.0 20.2809 0.1225 0 0 0 0 0 0 0 0 0 0 0 0</text:p>
      <text:p text:style-name="P2">13070 0.19694 0.19694 0.0 20.5818 0.1167 0 0 0 0 0 0 0 0 0 0 0 0</text:p>
      <text:p text:style-name="P2">13072 0.22889 0.22889 0.0 20.99445 0.14355 0 0 0 0 0 0 0 0 0 0 0 0</text:p>
      <text:p text:style-name="P2">13099 0.26419 0.26419 0.0 21.45355 0.1665 0 0 0 0 0 0 0 0 0 0 0 0</text:p>
      <text:p text:style-name="P2">13135 0.1034 0.1034 0.0 19.10195 0.1007 0 0 0 0 0 0 0 0 0 0 0 0</text:p>
      <text:p text:style-name="P2">13305 0.21313 0.21313 0.0 20.73185 0.12325 0 0 0 0 0 0 0 0 0 0 0 0</text:p>
      <text:p text:style-name="P2">13354 0.1568 0.1568 0.0 19.944 0.1104 0 0 0 0 0 0 0 0 0 0 0 0</text:p>
      <text:p text:style-name="P2">13506 0.24317 0.24317 0.0 21.24885 0.15475 0 0 0 0 0 0 0 0 0 0 0 0</text:p>
      <text:p text:style-name="P2">13511 0.23823 0.23823 0.0 21.2481 0.14335 0 0 0 0 0 0 0 0 0 0 0 0</text:p>
      <text:p text:style-name="P2">13641 0.20827 0.20827 0.0 20.70195 0.1319 0 0 0 0 0 0 0 0 0 0 0 0</text:p>
      <text:p text:style-name="P2">13655 0.25085 0.25085 0.0 21.4064 0.1659 0 0 0 0 0 0 0 0 0 0 0 0</text:p>
      <text:p text:style-name="P2">13727 0.2251 0.2251 0.0 20.861 0.12955 0 0 0 0 0 0 0 0 0 0 0 0</text:p>
      <text:p text:style-name="P2">13757 0.28707 0.28707 0.0 21.45405 0.14295 0 0 0 0 0 0 0 0 0 0 0 0</text:p>
      <text:p text:style-name="P2">13830 0.32944 0.32944 0.0 21.65335 0.14295 0 0 0 0 0 0 0 0 0 0 0 0</text:p>
      <text:p text:style-name="P2">13835 0.24575 0.24575 0.0 21.128 0.1225 0 0 0 0 0 0 0 0 0 0 0 0</text:p>
      <text:p text:style-name="P2">13894 0.11981 0.11981 0.0 19.65185 0.142 0 0 0 0 0 0 0 0 0 0 0 0</text:p>
      <text:p text:style-name="P2">13934 0.32891 0.32891 0.0 22.21015 0.20955 0 0 0 0 0 0 0 0 0 0 0 0</text:p>
      <text:p text:style-name="P2">14157 0.21037 0.21037 0.0 20.57655 0.1203 0 0 0 0 0 0 0 0 0 0 0 0</text:p>
      <text:p text:style-name="P2">14212 0.20284 0.20284 0.0 20.7349 0.1164 0 0 0 0 0 0 0 0 0 0 0 0</text:p>
      <text:p text:style-name="P2">14261 0.28403 0.28403 0.0 21.2982 0.13635 0 0 0 0 0 0 0 0 0 0 0 0</text:p>
      <text:p text:style-name="P2">14284 0.18046 0.18046 0.0 20.13755 0.10565 0 0 0 0 0 0 0 0 0 0 0 0</text:p>
      <text:p text:style-name="P2">14298 0.26043 0.26043 0.0 21.31275 0.1521 0 0 0 0 0 0 0 0 0 0 0 0</text:p>
      <text:p text:style-name="P2">14437 0.14774 0.14774 0.0 19.8403 0.1023 0 0 0 0 0 0 0 0 0 0 0 0</text:p>
      <text:p text:style-name="P2">14456 0.32753 0.32753 0.0 21.80515 0.13855 0 0 0 0 0 0 0 0 0 0 0 0</text:p>
      <text:p text:style-name="P2">14481 0.24177 0.24177 0.0 21.3452 0.1569 0 0 0 0 0 0 0 0 0 0 0 0</text:p>
      <text:p text:style-name="P2">14846 0.22308 0.22308 0.0 20.93075 0.1281 0 0 0 0 0 0 0 0 0 0 0 0</text:p>
      <text:p text:style-name="P2">14984 0.18261 0.18261 0.0 20.58185 0.1376 0 0 0 0 0 0 0 0 0 0 0 0</text:p>
      <text:p text:style-name="P2">15132 0.15286 0.15286 0.0 20.0024 0.10245 0 0 0 0 0 0 0 0 0 0 0 0</text:p>
      <text:p text:style-name="P2">15171 0.13806 0.13806 0.0 19.70325 0.10245 0 0 0 0 0 0 0 0 0 0 0 0</text:p>
      <text:p text:style-name="P2">15201 0.2071 0.2071 0.0 21.03995 0.18575 0 0 0 0 0 0 0 0 0 0 0 0</text:p>
      <text:p text:style-name="P2">15203 0.20291 0.20291 0.0 20.64165 0.1209 0 0 0 0 0 0 0 0 0 0 0 0</text:p>
      <text:p text:style-name="P2">15222 0.19777 0.19777 0.0 20.49105 0.129 0 0 0 0 0 0 0 0 0 0 0 0</text:p>
      <text:p text:style-name="P2">15229 0.2223 0.2223 0.0 20.9356 0.1392 0 0 0 0 0 0 0 0 0 0 0 0</text:p>
      <text:p text:style-name="P2">15356 0.27307 0.27307 0.0 21.30625 0.14505 0 0 0 0 0 0 0 0 0 0 0 0</text:p>
      <text:p text:style-name="P2">15365 0.18628 0.18628 0.0 20.52515 0.11385 0 0 0 0 0 0 0 0 0 0 0 0</text:p>
      <text:p text:style-name="P2">15425 0.15933 0.15933 0.0 19.83815 0.1054 0 0 0 0 0 0 0 0 0 0 0 0</text:p>
      <text:p text:style-name="P2">15433 0.21911 0.21911 0.0 20.8854 0.1261 0 0 0 0 0 0 0 0 0 0 0 0</text:p>
      <text:p text:style-name="P2">15453 0.17354 0.17354 0.0 20.4812 0.1283 0 0 0 0 0 0 0 0 0 0 0 0</text:p>
      <text:p text:style-name="P2">15466 0.2441 0.2441 0.0 20.96025 0.1449 0 0 0 0 0 0 0 0 0 0 0 0</text:p>
      <text:p text:style-name="P2">15508 0.13366 0.13366 0.0 19.59395 0.101 0 0 0 0 0 0 0 0 0 0 0 0</text:p>
      <text:p text:style-name="P2"><text:soft-page-break/>15584 0.28313 0.28313 0.0 21.4441 0.13595 0 0 0 0 0 0 0 0 0 0 0 0</text:p>
      <text:p text:style-name="P2">15648 0.17365 0.17365 0.0 20.3284 0.1373 0 0 0 0 0 0 0 0 0 0 0 0</text:p>
      <text:p text:style-name="P2">15674 0.1963 0.1963 0.0 20.70795 0.1369 0 0 0 0 0 0 0 0 0 0 0 0</text:p>
      <text:p text:style-name="P2">15704 0.36924 0.36924 0.0 22.26255 0.14325 0 0 0 0 0 0 0 0 0 0 0 0</text:p>
      <text:p text:style-name="P2">15872 0.20562 0.20562 0.0 20.5658 0.12095 0 0 0 0 0 0 0 0 0 0 0 0</text:p>
      <text:p text:style-name="P2">15897 0.17371 0.17371 0.0 20.28215 0.12665 0 0 0 0 0 0 0 0 0 0 0 0</text:p>
      <text:p text:style-name="P2">16069 0.12672 0.12672 0.0 19.526 0.1097 0 0 0 0 0 0 0 0 0 0 0 0</text:p>
      <text:p text:style-name="P2">16072 0.284 0.284 0.0 21.474 0.15145 0 0 0 0 0 0 0 0 0 0 0 0</text:p>
      <text:p text:style-name="P2">16100 0.19358 0.19358 0.0 20.5958 0.1361 0 0 0 0 0 0 0 0 0 0 0 0</text:p>
      <text:p text:style-name="P2">16185 0.10036 0.10036 0.0 18.95705 0.11145 0 0 0 0 0 0 0 0 0 0 0 0</text:p>
      <text:p text:style-name="P2">16232 0.37386 0.37386 0.0 22.3047 0.0854 0 0 0 0 0 0 0 0 0 0 0 0</text:p>
      <text:p text:style-name="P2">16259 0.11787 0.11787 0.0 19.35185 0.11365 0 0 0 0 0 0 0 0 0 0 0 0</text:p>
      <text:p text:style-name="P2">16276 0.1919 0.1919 0.0 20.5315 0.1404 0 0 0 0 0 0 0 0 0 0 0 0</text:p>
      <text:p text:style-name="P2">16350 0.23657 0.23657 0.0 21.01435 0.146 0 0 0 0 0 0 0 0 0 0 0 0</text:p>
      <text:p text:style-name="P2">17171 0.15881 0.15881 0.0 19.99615 0.1245 0 0 0 0 0 0 0 0 0 0 0 0</text:p>
      <text:p text:style-name="P2">17186 0.07877 0.07877 0.0 18.7576 0.11205 0 0 0 0 0 0 0 0 0 0 0 0</text:p>
      <text:p text:style-name="P2">17208 0.13847 0.13847 0.0 19.99935 0.13335 0 0 0 0 0 0 0 0 0 0 0 0</text:p>
      <text:p text:style-name="P2">17223 0.23359 0.23359 0.0 20.88475 0.1537 0 0 0 0 0 0 0 0 0 0 0 0</text:p>
      <text:p text:style-name="P2">17253 0.1567 0.1567 0.0 20.02475 0.15485 0 0 0 0 0 0 0 0 0 0 0 0</text:p>
      <text:p text:style-name="P2">17258 0.08833 0.08833 0.0 18.4809 0.11615 0 0 0 0 0 0 0 0 0 0 0 0</text:p>
      <text:p text:style-name="P2">17280 0.12995 0.12995 0.0 19.79635 0.12165 0 0 0 0 0 0 0 0 0 0 0 0</text:p>
      <text:p text:style-name="P2">17332 0.18223 0.18223 0.0 20.3359 0.12625 0 0 0 0 0 0 0 0 0 0 0 0</text:p>
      <text:p text:style-name="P2">17340 0.25654 0.25654 0.0 21.13985 0.14805 0 0 0 0 0 0 0 0 0 0 0 0</text:p>
      <text:p text:style-name="P2">17435 0.21651 0.21651 0.0 20.8123 0.13625 0 0 0 0 0 0 0 0 0 0 0 0</text:p>
      <text:p text:style-name="P2">17605 0.14519 0.14519 0.0 19.90865 0.1399 0 0 0 0 0 0 0 0 0 0 0 0</text:p>
      <text:p text:style-name="P2">17629 0.13653 0.13653 0.0 19.58645 0.1105 0 0 0 0 0 0 0 0 0 0 0 0</text:p>
      <text:p text:style-name="P2">17801 0.20493 0.20493 0.0 20.934 0.1568 0 0 0 0 0 0 0 0 0 0 0 0</text:p>
      <text:p text:style-name="P2">18091 0.36939 0.36939 0.0 22.04745 0.1558 0 0 0 0 0 0 0 0 0 0 0 0</text:p>
      <text:p text:style-name="P2">18415 0.12924 0.12924 0.0 19.61205 0.10875 0 0 0 0 0 0 0 0 0 0 0 0</text:p>
      <text:p text:style-name="P2">18463 0.26658 0.26658 0.0 21.33225 0.14765 0 0 0 0 0 0 0 0 0 0 0 0</text:p>
      <text:p text:style-name="P2">18485 0.27805 0.27805 0.0 21.3866 0.13915 0 0 0 0 0 0 0 0 0 0 0 0</text:p>
      <text:p text:style-name="P2">18604 0.17461 0.17461 0.0 20.5056 0.1317 0 0 0 0 0 0 0 0 0 0 0 0</text:p>
      <text:p text:style-name="P2">18612 0.11376 0.11376 0.0 19.1271 0.10675 0 0 0 0 0 0 0 0 0 0 0 0</text:p>
      <text:p text:style-name="P2">18650 0.11229 0.11229 0.0 19.38095 0.1026 0 0 0 0 0 0 0 0 0 0 0 0</text:p>
      <text:p text:style-name="P2">18740 0.15333 0.15333 0.0 19.8424 0.10465 0 0 0 0 0 0 0 0 0 0 0 0</text:p>
      <text:p text:style-name="P2">18768 0.1965 0.1965 0.0 20.7379 0.13845 0 0 0 0 0 0 0 0 0 0 0 0</text:p>
      <text:p text:style-name="P2">18787 0.18914 0.18914 0.0 20.88525 0.12885 0 0 0 0 0 0 0 0 0 0 0 0</text:p>
      <text:p text:style-name="P2">18807 0.17708 0.17708 0.0 20.47675 0.1273 0 0 0 0 0 0 0 0 0 0 0 0</text:p>
      <text:p text:style-name="P2">19008 0.21731 0.21731 0.0 20.7809 0.13945 0 0 0 0 0 0 0 0 0 0 0 0</text:p>
      <text:p text:style-name="P2">19101 0.18542 0.18542 0.0 20.33785 0.1283 0 0 0 0 0 0 0 0 0 0 0 0</text:p>
      <text:p text:style-name="P2">19174 0.16382 0.16382 0.0 20.0237 0.11915 0 0 0 0 0 0 0 0 0 0 0 0</text:p>
      <text:p text:style-name="P2">19207 0.2569 0.2569 0.0 21.34695 0.16715 0 0 0 0 0 0 0 0 0 0 0 0</text:p>
      <text:p text:style-name="P2">19543 0.1218 0.1218 0.0 19.58065 0.13445 0 0 0 0 0 0 0 0 0 0 0 0</text:p>
      <text:p text:style-name="P2">19616 0.16514 0.16514 0.0 20.09405 0.10665 0 0 0 0 0 0 0 0 0 0 0 0</text:p>
      <text:p text:style-name="P2">19658 0.1984 0.1984 0.0 20.6407 0.1317 0 0 0 0 0 0 0 0 0 0 0 0</text:p>
      <text:p text:style-name="P2">19702 0.26828 0.26828 0.0 21.39935 0.16265 0 0 0 0 0 0 0 0 0 0 0 0</text:p>
      <text:p text:style-name="P2">19757 0.40078 0.40078 0.0 22.165 0.1348 0 0 0 0 0 0 0 0 0 0 0 0</text:p>
      <text:p text:style-name="P2">19940 0.14566 0.14566 0.0 19.6731 0.12755 0 0 0 0 0 0 0 0 0 0 0 0</text:p>
      <text:p text:style-name="P2">19968 0.05573 0.05573 0.0 17.56165 0.10915 0 0 0 0 0 0 0 0 0 0 0 0</text:p>
      <text:p text:style-name="P2">19992 0.22425 0.22425 0.0 21.16495 0.15345 0 0 0 0 0 0 0 0 0 0 0 0</text:p>
      <text:p text:style-name="P2">20040 0.28622 0.28622 0.0 21.42305 0.15585 0 0 0 0 0 0 0 0 0 0 0 0</text:p>
      <text:p text:style-name="P2">20048 0.18365 0.18365 0.0 20.55265 0.14145 0 0 0 0 0 0 0 0 0 0 0 0</text:p>
      <text:p text:style-name="P2">20064 0.1036 0.1036 0.0 18.96075 0.10555 0 0 0 0 0 0 0 0 0 0 0 0</text:p>
      <text:p text:style-name="P2">20106 0.33096 0.33096 0.0 22.03 0.19055 0 0 0 0 0 0 0 0 0 0 0 0</text:p>
      <text:p text:style-name="P2">20144 0.2184 0.2184 0.0 20.76195 0.1415 0 0 0 0 0 0 0 0 0 0 0 0</text:p>
      <text:p text:style-name="P2">20345 0.26327 0.26327 0.0 21.035 0.1514 0 0 0 0 0 0 0 0 0 0 0 0</text:p>
      <text:p text:style-name="P2">20430 0.16267 0.16267 0.0 20.2483 0.1303 0 0 0 0 0 0 0 0 0 0 0 0</text:p>
      <text:p text:style-name="P2">20625 0.10689 0.10689 0.0 19.2184 0.10455 0 0 0 0 0 0 0 0 0 0 0 0</text:p>
      <text:p text:style-name="P2">20764 0.16503 0.16503 0.0 20.0849 0.11585 0 0 0 0 0 0 0 0 0 0 0 0</text:p>
      <text:p text:style-name="P2">21034 0.10757 0.10757 0.0 19.24475 0.10865 0 0 0 0 0 0 0 0 0 0 0 0</text:p>
      <text:p text:style-name="P2">22075 0.12913 0.12913 0.0 19.5083 0.1143 0 0 0 0 0 0 0 0 0 0 0 0</text:p>
      <text:p text:style-name="P2">2001ah 0.05948 0.05948 0.0 17.71775 0.12625 0 0 0 0 0 0 0 0 0 0 0 0</text:p>
      <text:p text:style-name="P2">2001az 0.04093 0.04093 0.0 17.0528 0.11665 0 0 0 0 0 0 0 0 0 0 0 0</text:p>
      <text:p text:style-name="P2">2001da 0.01705 0.01705 0.0 14.85645 0.1832 0 0 0 0 0 0 0 0 0 0 0 0</text:p>
      <text:p text:style-name="P2"><text:soft-page-break/>2001en 0.01531 0.01531 0.0 14.59755 0.1613 0 0 0 0 0 0 0 0 0 0 0 0</text:p>
      <text:p text:style-name="P2">2001fe 0.01472 0.01472 0.0 14.6158 0.14905 0 0 0 0 0 0 0 0 0 0 0 0</text:p>
      <text:p text:style-name="P2">2001gb 0.02673 0.02673 0.0 15.97105 0.16165 0 0 0 0 0 0 0 0 0 0 0 0</text:p>
      <text:p text:style-name="P2">2001G 0.01732 0.01732 0.0 14.8718 0.1587 0 0 0 0 0 0 0 0 0 0 0 0</text:p>
      <text:p text:style-name="P2">2001ic 0.04437 0.04437 0.0 16.72085 0.19805 0 0 0 0 0 0 0 0 0 0 0 0</text:p>
      <text:p text:style-name="P2">2001V 0.01567 0.01567 0.0 14.4307 0.15405 0 0 0 0 0 0 0 0 0 0 0 0</text:p>
      <text:p text:style-name="P2">2002bf 0.02477 0.02477 0.0 15.6593 0.1718 0 0 0 0 0 0 0 0 0 0 0 0</text:p>
      <text:p text:style-name="P2">2002bz 0.038 0.038 0.0 16.7664 0.13185 0 0 0 0 0 0 0 0 0 0 0 0</text:p>
      <text:p text:style-name="P2">2002ck 0.0299 0.0299 0.0 16.2413 0.123 0 0 0 0 0 0 0 0 0 0 0 0</text:p>
      <text:p text:style-name="P2">2002cr 0.01012 0.01012 0.0 13.90745 0.19825 0 0 0 0 0 0 0 0 0 0 0 0</text:p>
      <text:p text:style-name="P2">2002de 0.0258 0.0258 0.0 16.1648 0.1376 0 0 0 0 0 0 0 0 0 0 0 0</text:p>
      <text:p text:style-name="P2">2002dp 0.01038 0.01038 0.0 14.0496 0.2048 0 0 0 0 0 0 0 0 0 0 0 0</text:p>
      <text:p text:style-name="P2">2002eu 0.03791 0.03791 0.0 16.5851 0.2001 0 0 0 0 0 0 0 0 0 0 0 0</text:p>
      <text:p text:style-name="P2">2002G 0.03507 0.03507 0.0 16.45115 0.16785 0 0 0 0 0 0 0 0 0 0 0 0</text:p>
      <text:p text:style-name="P2">2002ha 0.01268 0.01268 0.0 14.4486 0.171 0 0 0 0 0 0 0 0 0 0 0 0</text:p>
      <text:p text:style-name="P2">2002he 0.02525 0.02525 0.0 15.82815 0.13295 0 0 0 0 0 0 0 0 0 0 0 0</text:p>
      <text:p text:style-name="P2">2002kf 0.01908 0.01908 0.0 15.3534 0.14115 0 0 0 0 0 0 0 0 0 0 0 0</text:p>
      <text:p text:style-name="P2">2003ae 0.03489 0.03489 0.0 16.36835 0.1667 0 0 0 0 0 0 0 0 0 0 0 0</text:p>
      <text:p text:style-name="P2">2003ch 0.0295 0.0295 0.0 16.3438 0.12735 0 0 0 0 0 0 0 0 0 0 0 0</text:p>
      <text:p text:style-name="P2">2003cq 0.03416 0.03416 0.0 16.57565 0.1563 0 0 0 0 0 0 0 0 0 0 0 0</text:p>
      <text:p text:style-name="P2">2003fa 0.04067 0.04067 0.0 16.7928 0.1127 0 0 0 0 0 0 0 0 0 0 0 0</text:p>
      <text:p text:style-name="P2">2003hu 0.07515 0.07515 0.0 17.8882 0.1248 0 0 0 0 0 0 0 0 0 0 0 0</text:p>
      <text:p text:style-name="P2">2003ic 0.05581 0.05581 0.0 17.23215 0.12285 0 0 0 0 0 0 0 0 0 0 0 0</text:p>
      <text:p text:style-name="P2">2003it 0.02529 0.02529 0.0 15.7896 0.1405 0 0 0 0 0 0 0 0 0 0 0 0</text:p>
      <text:p text:style-name="P2">2003iv 0.03501 0.03501 0.0 16.6581 0.12485 0 0 0 0 0 0 0 0 0 0 0 0</text:p>
      <text:p text:style-name="P2">2003U 0.02846 0.02846 0.0 16.0051 0.13405 0 0 0 0 0 0 0 0 0 0 0 0</text:p>
      <text:p text:style-name="P2">2004as 0.0328 0.0328 0.0 16.64085 0.12525 0 0 0 0 0 0 0 0 0 0 0 0</text:p>
      <text:p text:style-name="P2">2004L 0.03378 0.03378 0.0 16.38795 0.1403 0 0 0 0 0 0 0 0 0 0 0 0</text:p>
      <text:p text:style-name="P2">2005hc 0.04597 0.04597 0.0 17.2822 0.1025 0 0 0 0 0 0 0 0 0 0 0 0</text:p>
      <text:p text:style-name="P2">2005hf 0.04341 0.04341 0.0 16.93145 0.1209 0 0 0 0 0 0 0 0 0 0 0 0</text:p>
      <text:p text:style-name="P2">2005hj 0.05684 0.05684 0.0 17.73355 0.1203 0 0 0 0 0 0 0 0 0 0 0 0</text:p>
      <text:p text:style-name="P2">2005ki 0.02024 0.02024 0.0 15.2868 0.12735 0 0 0 0 0 0 0 0 0 0 0 0</text:p>
      <text:p text:style-name="P2">2005lu 0.03191 0.03191 0.0 16.59205 0.12775 0 0 0 0 0 0 0 0 0 0 0 0</text:p>
      <text:p text:style-name="P2">2005lz 0.0415 0.0415 0.0 16.9967 0.1259 0 0 0 0 0 0 0 0 0 0 0 0</text:p>
      <text:p text:style-name="P2">2005mc 0.02639 0.02639 0.0 15.93305 0.1399 0 0 0 0 0 0 0 0 0 0 0 0</text:p>
      <text:p text:style-name="P2">2005ms 0.02651 0.02651 0.0 16.06745 0.1248 0 0 0 0 0 0 0 0 0 0 0 0</text:p>
      <text:p text:style-name="P2">2005na 0.02689 0.02689 0.0 15.87545 0.126 0 0 0 0 0 0 0 0 0 0 0 0</text:p>
      <text:p text:style-name="P2">2006ac 0.02349 0.02349 0.0 15.6236 0.1338 0 0 0 0 0 0 0 0 0 0 0 0</text:p>
      <text:p text:style-name="P2">2006ah 0.05067 0.05067 0.0 17.57225 0.158 0 0 0 0 0 0 0 0 0 0 0 0</text:p>
      <text:p text:style-name="P2">2006ak 0.04093 0.04093 0.0 16.7302 0.1297 0 0 0 0 0 0 0 0 0 0 0 0</text:p>
      <text:p text:style-name="P2">2006al 0.06877 0.06877 0.0 18.16815 0.11055 0 0 0 0 0 0 0 0 0 0 0 0</text:p>
      <text:p text:style-name="P2">2006ax 0.01754 0.01754 0.0 14.9841 0.1341 0 0 0 0 0 0 0 0 0 0 0 0</text:p>
      <text:p text:style-name="P2">2006bb 0.02557 0.02557 0.0 15.8607 0.1496 0 0 0 0 0 0 0 0 0 0 0 0</text:p>
      <text:p text:style-name="P2">2006bq 0.02189 0.02189 0.0 15.53085 0.1381 0 0 0 0 0 0 0 0 0 0 0 0</text:p>
      <text:p text:style-name="P2">2006bw 0.03155 0.03155 0.0 16.1279 0.14115 0 0 0 0 0 0 0 0 0 0 0 0</text:p>
      <text:p text:style-name="P2">2006cj 0.06845 0.06845 0.0 18.31035 0.1248 0 0 0 0 0 0 0 0 0 0 0 0</text:p>
      <text:p text:style-name="P2">2006cp 0.02249 0.02249 0.0 15.56975 0.1391 0 0 0 0 0 0 0 0 0 0 0 0</text:p>
      <text:p text:style-name="P2">2006cq 0.04949 0.04949 0.0 17.32405 0.12545 0 0 0 0 0 0 0 0 0 0 0 0</text:p>
      <text:p text:style-name="P2">2006en 0.03161 0.03161 0.0 16.3736 0.12625 0 0 0 0 0 0 0 0 0 0 0 0</text:p>
      <text:p text:style-name="P2">2006gr 0.03434 0.03434 0.0 16.61295 0.1249 0 0 0 0 0 0 0 0 0 0 0 0</text:p>
      <text:p text:style-name="P2">2006gt 0.04486 0.04486 0.0 17.2055 0.14795 0 0 0 0 0 0 0 0 0 0 0 0</text:p>
      <text:p text:style-name="P2">2006hb 0.01531 0.01531 0.0 14.74935 0.1526 0 0 0 0 0 0 0 0 0 0 0 0</text:p>
      <text:p text:style-name="P2">2006is 0.03048 0.03048 0.0 16.25295 0.1342 0 0 0 0 0 0 0 0 0 0 0 0</text:p>
      <text:p text:style-name="P2">2006je 0.03837 0.03837 0.0 16.9021 0.16555 0 0 0 0 0 0 0 0 0 0 0 0</text:p>
      <text:p text:style-name="P2">2006mo 0.03682 0.03682 0.0 16.77055 0.12655 0 0 0 0 0 0 0 0 0 0 0 0</text:p>
      <text:p text:style-name="P2">2006mp 0.0221 0.0221 0.0 15.7795 0.13695 0 0 0 0 0 0 0 0 0 0 0 0</text:p>
      <text:p text:style-name="P2">2006N 0.01402 0.01402 0.0 14.64805 0.16195 0 0 0 0 0 0 0 0 0 0 0 0</text:p>
      <text:p text:style-name="P2">2006oa 0.0589 0.0589 0.0 17.792 0.11395 0 0 0 0 0 0 0 0 0 0 0 0</text:p>
      <text:p text:style-name="P2">2006ob 0.05895 0.05895 0.0 17.7707 0.10045 0 0 0 0 0 0 0 0 0 0 0 0</text:p>
      <text:p text:style-name="P2">2006on 0.06888 0.06888 0.0 18.1778 0.15105 0 0 0 0 0 0 0 0 0 0 0 0</text:p>
      <text:p text:style-name="P2">2006or 0.0204 0.0204 0.0 15.7067 0.156 0 0 0 0 0 0 0 0 0 0 0 0</text:p>
      <text:p text:style-name="P2">2006qo 0.02894 0.02894 0.0 16.02685 0.1316 0 0 0 0 0 0 0 0 0 0 0 0</text:p>
      <text:p text:style-name="P2">2006sr 0.02384 0.02384 0.0 15.7013 0.1335 0 0 0 0 0 0 0 0 0 0 0 0</text:p>
      <text:p text:style-name="P2">2006td 0.01451 0.01451 0.0 14.89705 0.16765 0 0 0 0 0 0 0 0 0 0 0 0</text:p>
      <text:p text:style-name="P2"><text:soft-page-break/>2006te 0.03292 0.03292 0.0 16.452 0.1185 0 0 0 0 0 0 0 0 0 0 0 0</text:p>
      <text:p text:style-name="P2">2007ae 0.06455 0.06455 0.0 17.78945 0.1136 0 0 0 0 0 0 0 0 0 0 0 0</text:p>
      <text:p text:style-name="P2">2007ap 0.01663 0.01663 0.0 15.01385 0.15025 0 0 0 0 0 0 0 0 0 0 0 0</text:p>
      <text:p text:style-name="P2">2007ar 0.05359 0.05359 0.0 17.4687 0.1439 0 0 0 0 0 0 0 0 0 0 0 0</text:p>
      <text:p text:style-name="P2">2007bd 0.03163 0.03163 0.0 16.21965 0.11945 0 0 0 0 0 0 0 0 0 0 0 0</text:p>
      <text:p text:style-name="P2">2007co 0.02751 0.02751 0.0 15.9978 0.1291 0 0 0 0 0 0 0 0 0 0 0 0</text:p>
      <text:p text:style-name="P2">2007cq 0.02559 0.02559 0.0 15.5514 0.1259 0 0 0 0 0 0 0 0 0 0 0 0</text:p>
      <text:p text:style-name="P2">2007F 0.02401 0.02401 0.0 15.78645 0.12635 0 0 0 0 0 0 0 0 0 0 0 0</text:p>
      <text:p text:style-name="P2">2007O 0.03713 0.03713 0.0 16.56045 0.1177 0 0 0 0 0 0 0 0 0 0 0 0</text:p>
      <text:p text:style-name="P2">2008af 0.03408 0.03408 0.0 16.39975 0.12455 0 0 0 0 0 0 0 0 0 0 0 0</text:p>
      <text:p text:style-name="P2">2008bf 0.02454 0.02454 0.0 15.6001 0.1278 0 0 0 0 0 0 0 0 0 0 0 0</text:p>
      <text:p text:style-name="P2">2008L 0.01697 0.01697 0.0 14.91335 0.1531 0 0 0 0 0 0 0 0 0 0 0 0</text:p>
      <text:p text:style-name="P2">2007A 0.01629 0.01629 0.0 15.17685 0.15115 0 0 0 0 0 0 0 0 0 0 0 0</text:p>
      <text:p text:style-name="P2">2007aj 0.03184 0.03184 0.0 16.34225 0.12125 0 0 0 0 0 0 0 0 0 0 0 0</text:p>
      <text:p text:style-name="P2">2007cb 0.037 0.037 0.0 16.74885 0.12725 0 0 0 0 0 0 0 0 0 0 0 0</text:p>
      <text:p text:style-name="P2">2007cc 0.02932 0.02932 0.0 15.8648 0.1457 0 0 0 0 0 0 0 0 0 0 0 0</text:p>
      <text:p text:style-name="P2">2007fb 0.0174 0.0174 0.0 15.26595 0.1485 0 0 0 0 0 0 0 0 0 0 0 0</text:p>
      <text:p text:style-name="P2">2007hu 0.03578 0.03578 0.0 16.59205 0.1761 0 0 0 0 0 0 0 0 0 0 0 0</text:p>
      <text:p text:style-name="P2">2007is 0.02845 0.02845 0.0 16.04785 0.1364 0 0 0 0 0 0 0 0 0 0 0 0</text:p>
      <text:p text:style-name="P2">2007kh 0.05035 0.05035 0.0 17.2903 0.16335 0 0 0 0 0 0 0 0 0 0 0 0</text:p>
      <text:p text:style-name="P2">2007kk 0.04269 0.04269 0.0 16.93325 0.117 0 0 0 0 0 0 0 0 0 0 0 0</text:p>
      <text:p text:style-name="P2">2007ob 0.03212 0.03212 0.0 16.23615 0.1431 0 0 0 0 0 0 0 0 0 0 0 0</text:p>
      <text:p text:style-name="P2">2007su 0.02752 0.02752 0.0 16.0669 0.14255 0 0 0 0 0 0 0 0 0 0 0 0</text:p>
      <text:p text:style-name="P2">2007ux 0.03049 0.03049 0.0 16.28725 0.1419 0 0 0 0 0 0 0 0 0 0 0 0</text:p>
      <text:p text:style-name="P2">2008C 0.01724 0.01724 0.0 14.9294 0.1556 0 0 0 0 0 0 0 0 0 0 0 0</text:p>
      <text:p text:style-name="P2">2008Y 0.07063 0.07063 0.0 18.05925 0.1229 0 0 0 0 0 0 0 0 0 0 0 0</text:p>
      <text:p text:style-name="P2">2008ac 0.05344 0.05344 0.0 17.62205 0.1398 0 0 0 0 0 0 0 0 0 0 0 0</text:p>
      <text:p text:style-name="P2">2008ar 0.02878 0.02878 0.0 16.10835 0.12155 0 0 0 0 0 0 0 0 0 0 0 0</text:p>
      <text:p text:style-name="P2">2008at 0.03518 0.03518 0.0 16.42245 0.15235 0 0 0 0 0 0 0 0 0 0 0 0</text:p>
      <text:p text:style-name="P2">2008bw 0.03348 0.03348 0.0 16.4802 0.15235 0 0 0 0 0 0 0 0 0 0 0 0</text:p>
      <text:p text:style-name="P2">2008by 0.04651 0.04651 0.0 17.18185 0.11625 0 0 0 0 0 0 0 0 0 0 0 0</text:p>
      <text:p text:style-name="P2">2008bz 0.06119 0.06119 0.0 17.9246 0.11905 0 0 0 0 0 0 0 0 0 0 0 0</text:p>
      <text:p text:style-name="P2">2008cf 0.04714 0.04714 0.0 17.16275 0.12315 0 0 0 0 0 0 0 0 0 0 0 0</text:p>
      <text:p text:style-name="P2">2008ds 0.0212 0.0212 0.0 15.4466 0.1437 0 0 0 0 0 0 0 0 0 0 0 0</text:p>
      <text:p text:style-name="P2">2008fr 0.04028 0.04028 0.0 16.8206 0.11335 0 0 0 0 0 0 0 0 0 0 0 0</text:p>
      <text:p text:style-name="P2">2008gb 0.03863 0.03863 0.0 16.86145 0.1275 0 0 0 0 0 0 0 0 0 0 0 0</text:p>
      <text:p text:style-name="P2">2008gl 0.03314 0.03314 0.0 16.39225 0.12215 0 0 0 0 0 0 0 0 0 0 0 0</text:p>
      <text:p text:style-name="P2">2009D 0.02414 0.02414 0.0 15.68035 0.1291 0 0 0 0 0 0 0 0 0 0 0 0</text:p>
      <text:p text:style-name="P2">2009ad 0.02837 0.02837 0.0 16.1044 0.12155 0 0 0 0 0 0 0 0 0 0 0 0</text:p>
      <text:p text:style-name="P2">2009an 0.01043 0.01043 0.0 13.9248 0.20035 0 0 0 0 0 0 0 0 0 0 0 0</text:p>
      <text:p text:style-name="P2">2009ds 0.02038 0.02038 0.0 15.42955 0.14185 0 0 0 0 0 0 0 0 0 0 0 0</text:p>
      <text:p text:style-name="P2">2008050 0.0471 0.0471 0.0 16.9842 0.14465 0 0 0 0 0 0 0 0 0 0 0 0</text:p>
      <text:p text:style-name="P2">2008051 0.03984 0.03984 0.0 16.7074 0.1146 0 0 0 0 0 0 0 0 0 0 0 0</text:p>
      <text:p text:style-name="P2">2009kk 0.0122 0.0122 0.0 14.4566 0.1737 0 0 0 0 0 0 0 0 0 0 0 0</text:p>
      <text:p text:style-name="P2">2009kq 0.01271 0.01271 0.0 14.2811 0.1749 0 0 0 0 0 0 0 0 0 0 0 0</text:p>
      <text:p text:style-name="P2">2009le 0.01763 0.01763 0.0 14.9354 0.1562 0 0 0 0 0 0 0 0 0 0 0 0</text:p>
      <text:p text:style-name="P2">2009na 0.02171 0.02171 0.0 15.502 0.13615 0 0 0 0 0 0 0 0 0 0 0 0</text:p>
      <text:p text:style-name="P2">2009nq 0.01572 0.01572 0.0 14.86115 0.1939 0 0 0 0 0 0 0 0 0 0 0 0</text:p>
      <text:p text:style-name="P2">2010A 0.01972 0.01972 0.0 15.27645 0.15785 0 0 0 0 0 0 0 0 0 0 0 0</text:p>
      <text:p text:style-name="P2">2010H 0.01678 0.01678 0.0 14.92685 0.15925 0 0 0 0 0 0 0 0 0 0 0 0</text:p>
      <text:p text:style-name="P2">2010Y 0.01226 0.01226 0.0 14.4674 0.17765 0 0 0 0 0 0 0 0 0 0 0 0</text:p>
      <text:p text:style-name="P2">2010dt 0.05322 0.05322 0.0 17.57915 0.12805 0 0 0 0 0 0 0 0 0 0 0 0</text:p>
      <text:p text:style-name="P2">PTF10bjs 0.03055 0.03055 0.0 15.88935 0.45085 0 0 0 0 0 0 0 0 0 0 0 0</text:p>
      <text:p text:style-name="P2">2004ef 0.03001 0.03001 0.0 16.1733 0.12025 0 0 0 0 0 0 0 0 0 0 0 0</text:p>
      <text:p text:style-name="P2">2004eo 0.01506 0.01506 0.0 14.6193 0.15445 0 0 0 0 0 0 0 0 0 0 0 0</text:p>
      <text:p text:style-name="P2">2004ey 0.0153 0.0153 0.0 14.6705 0.1456 0 0 0 0 0 0 0 0 0 0 0 0</text:p>
      <text:p text:style-name="P2">2004gu 0.04713 0.04713 0.0 17.1679 0.1151 0 0 0 0 0 0 0 0 0 0 0 0</text:p>
      <text:p text:style-name="P2">2005be 0.03411 0.03411 0.0 16.515 0.1148 0 0 0 0 0 0 0 0 0 0 0 0</text:p>
      <text:p text:style-name="P2">2005bo 0.0152 0.0152 0.0 14.53545 0.1635 0 0 0 0 0 0 0 0 0 0 0 0</text:p>
      <text:p text:style-name="P2">2005el 0.01504 0.01504 0.0 14.69915 0.1491 0 0 0 0 0 0 0 0 0 0 0 0</text:p>
      <text:p text:style-name="P2">2005eq 0.02763 0.02763 0.0 16.23455 0.1179 0 0 0 0 0 0 0 0 0 0 0 0</text:p>
      <text:p text:style-name="P2">2005iq 0.03359 0.03359 0.0 16.59355 0.1061 0 0 0 0 0 0 0 0 0 0 0 0</text:p>
      <text:p text:style-name="P2">2005kc 0.01447 0.01447 0.0 14.6408 0.16555 0 0 0 0 0 0 0 0 0 0 0 0</text:p>
      <text:p text:style-name="P2">2005M 0.02547 0.02547 0.0 15.86575 0.1242 0 0 0 0 0 0 0 0 0 0 0 0</text:p>
      <text:p text:style-name="P2"><text:soft-page-break/>2006bh 0.01082 0.01082 0.0 14.0086 0.18445 0 0 0 0 0 0 0 0 0 0 0 0</text:p>
      <text:p text:style-name="P2">2006ef 0.01741 0.01741 0.0 15.1 0.1498 0 0 0 0 0 0 0 0 0 0 0 0</text:p>
      <text:p text:style-name="P2">2006ej 0.02031 0.02031 0.0 15.30565 0.1353 0 0 0 0 0 0 0 0 0 0 0 0</text:p>
      <text:p text:style-name="P2">2006eq 0.04819 0.04819 0.0 17.4344 0.12175 0 0 0 0 0 0 0 0 0 0 0 0</text:p>
      <text:p text:style-name="P2">2006et 0.02223 0.02223 0.0 15.3918 0.13205 0 0 0 0 0 0 0 0 0 0 0 0</text:p>
      <text:p text:style-name="P2">2006ev 0.02811 0.02811 0.0 16.3465 0.12485 0 0 0 0 0 0 0 0 0 0 0 0</text:p>
      <text:p text:style-name="P2">2006lu 0.05458 0.05458 0.0 17.4521 0.1018 0 0 0 0 0 0 0 0 0 0 0 0</text:p>
      <text:p text:style-name="P2">2006py 0.05721 0.05721 0.0 17.60445 0.1094 0 0 0 0 0 0 0 0 0 0 0 0</text:p>
      <text:p text:style-name="P2">2007bc 0.02091 0.02091 0.0 15.36595 0.1368 0 0 0 0 0 0 0 0 0 0 0 0</text:p>
      <text:p text:style-name="P2">2007ca 0.01454 0.01454 0.0 14.99535 0.1656 0 0 0 0 0 0 0 0 0 0 0 0</text:p>
      <text:p text:style-name="P2">2007nq 0.0431 0.0431 0.0 16.97675 0.10685 0 0 0 0 0 0 0 0 0 0 0 0</text:p>
      <text:p text:style-name="P2">2008bq 0.03273 0.03273 0.0 16.3843 0.1205 0 0 0 0 0 0 0 0 0 0 0 0</text:p>
      <text:p text:style-name="P2">2008gp 0.03399 0.03399 0.0 16.35135 0.11105 0 0 0 0 0 0 0 0 0 0 0 0</text:p>
      <text:p text:style-name="P2">2008hv 0.01382 0.01382 0.0 14.47835 0.15385 0 0 0 0 0 0 0 0 0 0 0 0</text:p>
      <text:p text:style-name="P2">1993ac 0.05092 0.05092 0.0 17.42035 0.1224 0 0 0 0 0 0 0 0 0 0 0 0</text:p>
      <text:p text:style-name="P2">1993ae 0.01752 0.01752 0.0 15.0558 0.1465 0 0 0 0 0 0 0 0 0 0 0 0</text:p>
      <text:p text:style-name="P2">1994M 0.02482 0.02482 0.0 15.64995 0.13485 0 0 0 0 0 0 0 0 0 0 0 0</text:p>
      <text:p text:style-name="P2">1994Q 0.0288 0.0288 0.0 16.09165 0.13605 0 0 0 0 0 0 0 0 0 0 0 0</text:p>
      <text:p text:style-name="P2">1994S 0.01568 0.01568 0.0 14.7589 0.1525 0 0 0 0 0 0 0 0 0 0 0 0</text:p>
      <text:p text:style-name="P2">1995ak 0.02197 0.02197 0.0 15.36745 0.1436 0 0 0 0 0 0 0 0 0 0 0 0</text:p>
      <text:p text:style-name="P2">1996bl 0.03426 0.03426 0.0 16.4701 0.12025 0 0 0 0 0 0 0 0 0 0 0 0</text:p>
      <text:p text:style-name="P2">1996bv 0.01698 0.01698 0.0 14.6697 0.1558 0 0 0 0 0 0 0 0 0 0 0 0</text:p>
      <text:p text:style-name="P2">1996C 0.02752 0.02752 0.0 16.23595 0.1341 0 0 0 0 0 0 0 0 0 0 0 0</text:p>
      <text:p text:style-name="P2">1997dg 0.03438 0.03438 0.0 16.6071 0.12105 0 0 0 0 0 0 0 0 0 0 0 0</text:p>
      <text:p text:style-name="P2">1997E 0.01318 0.01318 0.0 14.55605 0.17285 0 0 0 0 0 0 0 0 0 0 0 0</text:p>
      <text:p text:style-name="P2">1997Y 0.01726 0.01726 0.0 14.9156 0.1511 0 0 0 0 0 0 0 0 0 0 0 0</text:p>
      <text:p text:style-name="P2">1998dk 0.01209 0.01209 0.0 13.9791 0.1914 0 0 0 0 0 0 0 0 0 0 0 0</text:p>
      <text:p text:style-name="P2">1998dx 0.05418 0.05418 0.0 17.3218 0.11385 0 0 0 0 0 0 0 0 0 0 0 0</text:p>
      <text:p text:style-name="P2">1998ec 0.0197 0.0197 0.0 15.45455 0.1578 0 0 0 0 0 0 0 0 0 0 0 0</text:p>
      <text:p text:style-name="P2">1998ef 0.01662 0.01662 0.0 14.6312 0.14705 0 0 0 0 0 0 0 0 0 0 0 0</text:p>
      <text:p text:style-name="P2">1998eg 0.02398 0.02398 0.0 15.8239 0.13525 0 0 0 0 0 0 0 0 0 0 0 0</text:p>
      <text:p text:style-name="P2">1999cc 0.03144 0.03144 0.0 16.31895 0.12075 0 0 0 0 0 0 0 0 0 0 0 0</text:p>
      <text:p text:style-name="P2">1999dq 0.01291 0.01291 0.0 14.1903 0.1716 0 0 0 0 0 0 0 0 0 0 0 0</text:p>
      <text:p text:style-name="P2">1999ef 0.03827 0.03827 0.0 16.99715 0.1201 0 0 0 0 0 0 0 0 0 0 0 0</text:p>
      <text:p text:style-name="P2">1999ej 0.01532 0.01532 0.0 14.9486 0.16405 0 0 0 0 0 0 0 0 0 0 0 0</text:p>
      <text:p text:style-name="P2">1999X 0.02643 0.02643 0.0 15.91835 0.1425 0 0 0 0 0 0 0 0 0 0 0 0</text:p>
      <text:p text:style-name="P2">2000B 0.0202 0.0202 0.0 15.02285 0.15165 0 0 0 0 0 0 0 0 0 0 0 0</text:p>
      <text:p text:style-name="P2">2000cf 0.0373 0.0373 0.0 16.8196 0.11505 0 0 0 0 0 0 0 0 0 0 0 0</text:p>
      <text:p text:style-name="P2">2000cn 0.02348 0.02348 0.0 15.66265 0.13895 0 0 0 0 0 0 0 0 0 0 0 0</text:p>
      <text:p text:style-name="P2">2000dk 0.01635 0.01635 0.0 14.8831 0.1518 0 0 0 0 0 0 0 0 0 0 0 0</text:p>
      <text:p text:style-name="P2">2000fa 0.02275 0.02275 0.0 15.5348 0.13625 0 0 0 0 0 0 0 0 0 0 0 0</text:p>
      <text:p text:style-name="P2">000006 0.23027 0.23027 0.0 21.0138 0.14645 0 0 0 0 0 0 0 0 0 0 0 0</text:p>
      <text:p text:style-name="P2">000011 0.38164 0.38164 0.0 22.52675 0.14085 0 0 0 0 0 0 0 0 0 0 0 0</text:p>
      <text:p text:style-name="P2">000034 0.2534 0.2534 0.0 21.09145 0.11245 0 0 0 0 0 0 0 0 0 0 0 0</text:p>
      <text:p text:style-name="P2">000091 0.15269 0.15269 0.0 19.93715 0.11585 0 0 0 0 0 0 0 0 0 0 0 0</text:p>
      <text:p text:style-name="P2">000142 0.43673 0.43673 0.0 22.84545 0.14185 0 0 0 0 0 0 0 0 0 0 0 0</text:p>
      <text:p text:style-name="P2">000190 0.10242 0.10242 0.0 19.15365 0.1077 0 0 0 0 0 0 0 0 0 0 0 0</text:p>
      <text:p text:style-name="P2">000199 0.37164 0.37164 0.0 22.12745 0.10645 0 0 0 0 0 0 0 0 0 0 0 0</text:p>
      <text:p text:style-name="P2">000215 0.46664 0.46664 0.0 22.7822 0.11645 0 0 0 0 0 0 0 0 0 0 0 0</text:p>
      <text:p text:style-name="P2">000236 0.19602 0.19602 0.0 20.50135 0.109 0 0 0 0 0 0 0 0 0 0 0 0</text:p>
      <text:p text:style-name="P2">000420 0.31156 0.31156 0.0 21.7417 0.10825 0 0 0 0 0 0 0 0 0 0 0 0</text:p>
      <text:p text:style-name="P2">010026 0.0322 0.0322 0.0 16.472 0.1289 0 0 0 0 0 0 0 0 0 0 0 0</text:p>
      <text:p text:style-name="P2">020027 0.10989 0.10989 0.0 19.29245 0.12085 0 0 0 0 0 0 0 0 0 0 0 0</text:p>
      <text:p text:style-name="P2">020096 0.22562 0.22562 0.0 20.723 0.12425 0 0 0 0 0 0 0 0 0 0 0 0</text:p>
      <text:p text:style-name="P2">020176 0.26051 0.26051 0.0 21.22765 0.12265 0 0 0 0 0 0 0 0 0 0 0 0</text:p>
      <text:p text:style-name="P2">030066 0.22556 0.22556 0.0 20.8629 0.1228 0 0 0 0 0 0 0 0 0 0 0 0</text:p>
      <text:p text:style-name="P2">040137 0.44758 0.44758 0.0 22.59905 0.1524 0 0 0 0 0 0 0 0 0 0 0 0</text:p>
      <text:p text:style-name="P2">040166 0.44007 0.44007 0.0 22.85455 0.16925 0 0 0 0 0 0 0 0 0 0 0 0</text:p>
      <text:p text:style-name="P2">040782 0.33742 0.33742 0.0 21.74045 0.14605 0 0 0 0 0 0 0 0 0 0 0 0</text:p>
      <text:p text:style-name="P2">050005 0.52851 0.52851 0.0 22.8422 0.14315 0 0 0 0 0 0 0 0 0 0 0 0</text:p>
      <text:p text:style-name="P2">050203 0.57613 0.57613 0.0 23.2359 0.14515 0 0 0 0 0 0 0 0 0 0 0 0</text:p>
      <text:p text:style-name="P2">050251 0.38775 0.38775 0.0 22.3891 0.15885 0 0 0 0 0 0 0 0 0 0 0 0</text:p>
      <text:p text:style-name="P2">050293 0.36001 0.36001 0.0 21.92755 0.1335 0 0 0 0 0 0 0 0 0 0 0 0</text:p>
      <text:p text:style-name="P2">050301 0.34701 0.34701 0.0 21.7912 0.14045 0 0 0 0 0 0 0 0 0 0 0 0</text:p>
      <text:p text:style-name="P2"><text:soft-page-break/>050607 0.43927 0.43927 0.0 22.56615 0.132 0 0 0 0 0 0 0 0 0 0 0 0</text:p>
      <text:p text:style-name="P2">070955 0.34923 0.34923 0.0 21.8575 0.11575 0 0 0 0 0 0 0 0 0 0 0 0</text:p>
      <text:p text:style-name="P2">080723 0.43015 0.43015 0.0 22.5444 0.12545 0 0 0 0 0 0 0 0 0 0 0 0</text:p>
      <text:p text:style-name="P2">090201 0.50818 0.50818 0.0 22.7793 0.14135 0 0 0 0 0 0 0 0 0 0 0 0</text:p>
      <text:p text:style-name="P2">091869 0.28845 0.28845 0.0 21.4826 0.1256 0 0 0 0 0 0 0 0 0 0 0 0</text:p>
      <text:p text:style-name="P2">100090 0.17281 0.17281 0.0 20.49025 0.1308 0 0 0 0 0 0 0 0 0 0 0 0</text:p>
      <text:p text:style-name="P2">100163 0.31774 0.31774 0.0 21.8387 0.1521 0 0 0 0 0 0 0 0 0 0 0 0</text:p>
      <text:p text:style-name="P2">100213 0.27509 0.27509 0.0 21.50715 0.1382 0 0 0 0 0 0 0 0 0 0 0 0</text:p>
      <text:p text:style-name="P2">100405 0.10293 0.10293 0.0 18.90405 0.12325 0 0 0 0 0 0 0 0 0 0 0 0</text:p>
      <text:p text:style-name="P2">110033 0.20584 0.20584 0.0 20.5539 0.15765 0 0 0 0 0 0 0 0 0 0 0 0</text:p>
      <text:p text:style-name="P2">110478 0.2646 0.2646 0.0 21.2449 0.1389 0 0 0 0 0 0 0 0 0 0 0 0</text:p>
      <text:p text:style-name="P2">110536 0.23466 0.23466 0.0 20.8644 0.19515 0 0 0 0 0 0 0 0 0 0 0 0</text:p>
      <text:p text:style-name="P2">110567 0.21434 0.21434 0.0 20.73405 0.17345 0 0 0 0 0 0 0 0 0 0 0 0</text:p>
      <text:p text:style-name="P2">110719 0.42784 0.42784 0.0 23.03515 0.17065 0 0 0 0 0 0 0 0 0 0 0 0</text:p>
      <text:p text:style-name="P2">110734 0.40214 0.40214 0.0 22.2536 0.149 0 0 0 0 0 0 0 0 0 0 0 0</text:p>
      <text:p text:style-name="P2">120085 0.32218 0.32218 0.0 21.54775 0.14025 0 0 0 0 0 0 0 0 0 0 0 0</text:p>
      <text:p text:style-name="P2">120094 0.45173 0.45173 0.0 22.72345 0.12465 0 0 0 0 0 0 0 0 0 0 0 0</text:p>
      <text:p text:style-name="P2">120336 0.16139 0.16139 0.0 20.07365 0.12015 0 0 0 0 0 0 0 0 0 0 0 0</text:p>
      <text:p text:style-name="P2">120400 0.35161 0.35161 0.0 22.05965 0.1158 0 0 0 0 0 0 0 0 0 0 0 0</text:p>
      <text:p text:style-name="P2">120585 0.249 0.249 0.0 21.02715 0.11585 0 0 0 0 0 0 0 0 0 0 0 0</text:p>
      <text:p text:style-name="P2">130308 0.08223 0.08223 0.0 18.52945 0.1223 0 0 0 0 0 0 0 0 0 0 0 0</text:p>
      <text:p text:style-name="P2">130514 0.10588 0.10588 0.0 19.1167 0.10015 0 0 0 0 0 0 0 0 0 0 0 0</text:p>
      <text:p text:style-name="P2">130862 0.33293 0.33293 0.0 22.0508 0.14375 0 0 0 0 0 0 0 0 0 0 0 0</text:p>
      <text:p text:style-name="P2">140181 0.10227 0.10227 0.0 19.0531 0.1106 0 0 0 0 0 0 0 0 0 0 0 0</text:p>
      <text:p text:style-name="P2">150509 0.29282 0.29282 0.0 21.4896 0.1351 0 0 0 0 0 0 0 0 0 0 0 0</text:p>
      <text:p text:style-name="P2">151034 0.13269 0.13269 0.0 19.53775 0.0994 0 0 0 0 0 0 0 0 0 0 0 0</text:p>
      <text:p text:style-name="P2">160039 0.27088 0.27088 0.0 21.22425 0.12 0 0 0 0 0 0 0 0 0 0 0 0</text:p>
      <text:p text:style-name="P2">160099 0.10044 0.10044 0.0 19.0807 0.10935 0 0 0 0 0 0 0 0 0 0 0 0</text:p>
      <text:p text:style-name="P2">160197 0.35363 0.35363 0.0 22.1458 0.14555 0 0 0 0 0 0 0 0 0 0 0 0</text:p>
      <text:p text:style-name="P2">160200 0.42353 0.42353 0.0 22.599 0.2655 0 0 0 0 0 0 0 0 0 0 0 0</text:p>
      <text:p text:style-name="P2">170428 0.30012 0.30012 0.0 21.71085 0.11935 0 0 0 0 0 0 0 0 0 0 0 0</text:p>
      <text:p text:style-name="P2">180166 0.14761 0.14761 0.0 19.88745 0.11365 0 0 0 0 0 0 0 0 0 0 0 0</text:p>
      <text:p text:style-name="P2">180561 0.22853 0.22853 0.0 20.96525 0.12895 0 0 0 0 0 0 0 0 0 0 0 0</text:p>
      <text:p text:style-name="P2">190230 0.1388 0.1388 0.0 19.82205 0.1072 0 0 0 0 0 0 0 0 0 0 0 0</text:p>
      <text:p text:style-name="P2">190260 0.14343 0.14343 0.0 19.88005 0.10815 0 0 0 0 0 0 0 0 0 0 0 0</text:p>
      <text:p text:style-name="P2">300105 0.09201 0.09201 0.0 18.9547 0.1139 0 0 0 0 0 0 0 0 0 0 0 0</text:p>
      <text:p text:style-name="P2">310025 0.1568 0.1568 0.0 20.1239 0.12545 0 0 0 0 0 0 0 0 0 0 0 0</text:p>
      <text:p text:style-name="P2">310042 0.23851 0.23851 0.0 21.19555 0.2471 0 0 0 0 0 0 0 0 0 0 0 0</text:p>
      <text:p text:style-name="P2">310073 0.14949 0.14949 0.0 20.15155 0.16675 0 0 0 0 0 0 0 0 0 0 0 0</text:p>
      <text:p text:style-name="P2">310091 0.50718 0.50718 0.0 22.9937 0.1404 0 0 0 0 0 0 0 0 0 0 0 0</text:p>
      <text:p text:style-name="P2">310161 0.25249 0.25249 0.0 21.20755 0.11325 0 0 0 0 0 0 0 0 0 0 0 0</text:p>
      <text:p text:style-name="P2">310238 0.28397 0.28397 0.0 21.3163 0.1146 0 0 0 0 0 0 0 0 0 0 0 0</text:p>
      <text:p text:style-name="P2">310574 0.2368 0.2368 0.0 21.0224 0.1241 0 0 0 0 0 0 0 0 0 0 0 0</text:p>
      <text:p text:style-name="P2">320258 0.34092 0.34092 0.0 21.88785 0.1485 0 0 0 0 0 0 0 0 0 0 0 0</text:p>
      <text:p text:style-name="P2">330022 0.26388 0.26388 0.0 21.064 0.1418 0 0 0 0 0 0 0 0 0 0 0 0</text:p>
      <text:p text:style-name="P2">330089 0.34872 0.34872 0.0 22.1162 0.13315 0 0 0 0 0 0 0 0 0 0 0 0</text:p>
      <text:p text:style-name="P2">330128 0.32095 0.32095 0.0 21.71485 0.1245 0 0 0 0 0 0 0 0 0 0 0 0</text:p>
      <text:p text:style-name="P2">330146 0.13523 0.13523 0.0 19.80745 0.1216 0 0 0 0 0 0 0 0 0 0 0 0</text:p>
      <text:p text:style-name="P2">340334 0.30666 0.30666 0.0 21.88165 0.1627 0 0 0 0 0 0 0 0 0 0 0 0</text:p>
      <text:p text:style-name="P2">350047 0.23362 0.23362 0.0 21.21045 0.1599 0 0 0 0 0 0 0 0 0 0 0 0</text:p>
      <text:p text:style-name="P2">350078 0.30078 0.30078 0.0 21.91835 0.1704 0 0 0 0 0 0 0 0 0 0 0 0</text:p>
      <text:p text:style-name="P2">350083 0.36783 0.36783 0.0 21.9904 0.12345 0 0 0 0 0 0 0 0 0 0 0 0</text:p>
      <text:p text:style-name="P2">350233 0.1694 0.1694 0.0 20.2554 0.1144 0 0 0 0 0 0 0 0 0 0 0 0</text:p>
      <text:p text:style-name="P2">350316 0.07976 0.07976 0.0 18.337 0.10315 0 0 0 0 0 0 0 0 0 0 0 0</text:p>
      <text:p text:style-name="P2">350548 0.1806 0.1806 0.0 20.3864 0.1142 0 0 0 0 0 0 0 0 0 0 0 0</text:p>
      <text:p text:style-name="P2">360112 0.18071 0.18071 0.0 20.34675 0.16425 0 0 0 0 0 0 0 0 0 0 0 0</text:p>
      <text:p text:style-name="P2">360140 0.23086 0.23086 0.0 21.03315 0.15375 0 0 0 0 0 0 0 0 0 0 0 0</text:p>
      <text:p text:style-name="P2">360156 0.04582 0.04582 0.0 17.29255 0.1243 0 0 0 0 0 0 0 0 0 0 0 0</text:p>
      <text:p text:style-name="P2">370098 0.22146 0.22146 0.0 20.7853 0.1197 0 0 0 0 0 0 0 0 0 0 0 0</text:p>
      <text:p text:style-name="P2">370308 0.20073 0.20073 0.0 20.5274 0.21145 0 0 0 0 0 0 0 0 0 0 0 0</text:p>
      <text:p text:style-name="P2">370333 0.0755 0.0755 0.0 18.378 0.11965 0 0 0 0 0 0 0 0 0 0 0 0</text:p>
      <text:p text:style-name="P2">370356 0.02627 0.02627 0.0 15.98385 0.1362 0 0 0 0 0 0 0 0 0 0 0 0</text:p>
      <text:p text:style-name="P2">370369 0.19141 0.19141 0.0 20.055 0.15515 0 0 0 0 0 0 0 0 0 0 0 0</text:p>
      <text:p text:style-name="P2">370428 0.1777 0.1777 0.0 20.3552 0.11035 0 0 0 0 0 0 0 0 0 0 0 0</text:p>
      <text:p text:style-name="P2"><text:soft-page-break/>370563 0.18542 0.18542 0.0 20.5371 0.1169 0 0 0 0 0 0 0 0 0 0 0 0</text:p>
      <text:p text:style-name="P2">380279 0.34931 0.34931 0.0 22.02925 0.13805 0 0 0 0 0 0 0 0 0 0 0 0</text:p>
      <text:p text:style-name="P2">380378 0.27131 0.27131 0.0 21.30945 0.10785 0 0 0 0 0 0 0 0 0 0 0 0</text:p>
      <text:p text:style-name="P2">390264 0.29212 0.29212 0.0 21.17535 0.1226 0 0 0 0 0 0 0 0 0 0 0 0</text:p>
      <text:p text:style-name="P2">390471 0.37051 0.37051 0.0 21.7944 0.11375 0 0 0 0 0 0 0 0 0 0 0 0</text:p>
      <text:p text:style-name="P2">420100 0.09641 0.09641 0.0 18.8215 0.14795 0 0 0 0 0 0 0 0 0 0 0 0</text:p>
      <text:p text:style-name="P2">420159 0.18058 0.18058 0.0 20.2752 0.1117 0 0 0 0 0 0 0 0 0 0 0 0</text:p>
      <text:p text:style-name="P2">420258 0.27446 0.27446 0.0 21.3734 0.1525 0 0 0 0 0 0 0 0 0 0 0 0</text:p>
      <text:p text:style-name="P2">420407 0.2451 0.2451 0.0 21.2589 0.1441 0 0 0 0 0 0 0 0 0 0 0 0</text:p>
      <text:p text:style-name="P2">420417 0.36135 0.36135 0.0 21.9082 0.2036 0 0 0 0 0 0 0 0 0 0 0 0</text:p>
      <text:p text:style-name="P2">430004 0.23152 0.23152 0.0 20.92185 0.1499 0 0 0 0 0 0 0 0 0 0 0 0</text:p>
      <text:p text:style-name="P2">440008 0.14648 0.14648 0.0 19.91105 0.11095 0 0 0 0 0 0 0 0 0 0 0 0</text:p>
      <text:p text:style-name="P2">440042 0.15948 0.15948 0.0 20.18505 0.1775 0 0 0 0 0 0 0 0 0 0 0 0</text:p>
      <text:p text:style-name="P2">440162 0.41929 0.41929 0.0 22.4583 0.14905 0 0 0 0 0 0 0 0 0 0 0 0</text:p>
      <text:p text:style-name="P2">440509 0.31894 0.31894 0.0 21.66595 0.15665 0 0 0 0 0 0 0 0 0 0 0 0</text:p>
      <text:p text:style-name="P2">450175 0.51941 0.51941 0.0 22.97595 0.19605 0 0 0 0 0 0 0 0 0 0 0 0</text:p>
      <text:p text:style-name="P2">460003 0.15069 0.15069 0.0 19.9375 0.11 0 0 0 0 0 0 0 0 0 0 0 0</text:p>
      <text:p text:style-name="P2">460037 0.30249 0.30249 0.0 21.6135 0.15825 0 0 0 0 0 0 0 0 0 0 0 0</text:p>
      <text:p text:style-name="P2">460105 0.21073 0.21073 0.0 20.73865 0.1623 0 0 0 0 0 0 0 0 0 0 0 0</text:p>
      <text:p text:style-name="P2">470008 0.23943 0.23943 0.0 20.71895 0.1478 0 0 0 0 0 0 0 0 0 0 0 0</text:p>
      <text:p text:style-name="P2">470041 0.3318 0.3318 0.0 21.7581 0.12005 0 0 0 0 0 0 0 0 0 0 0 0</text:p>
      <text:p text:style-name="P2">470232 0.20072 0.20072 0.0 20.72485 0.1607 0 0 0 0 0 0 0 0 0 0 0 0</text:p>
      <text:p text:style-name="P2">470244 0.36082 0.36082 0.0 22.1621 0.14215 0 0 0 0 0 0 0 0 0 0 0 0</text:p>
      <text:p text:style-name="P2">480064 0.24275 0.24275 0.0 21.3408 0.1213 0 0 0 0 0 0 0 0 0 0 0 0</text:p>
      <text:p text:style-name="P2">480464 0.22146 0.22146 0.0 20.82175 0.14915 0 0 0 0 0 0 0 0 0 0 0 0</text:p>
      <text:p text:style-name="P2">490008 0.12068 0.12068 0.0 19.3688 0.1916 0 0 0 0 0 0 0 0 0 0 0 0</text:p>
      <text:p text:style-name="P2">490521 0.3416 0.3416 0.0 21.88605 0.16925 0 0 0 0 0 0 0 0 0 0 0 0</text:p>
      <text:p text:style-name="P2">500004 0.25051 0.25051 0.0 21.0268 0.13165 0 0 0 0 0 0 0 0 0 0 0 0</text:p>
      <text:p text:style-name="P2">500057 0.38054 0.38054 0.0 22.1535 0.1307 0 0 0 0 0 0 0 0 0 0 0 0</text:p>
      <text:p text:style-name="P2">500100 0.31079 0.31079 0.0 21.81735 0.13845 0 0 0 0 0 0 0 0 0 0 0 0</text:p>
      <text:p text:style-name="P2">500504 0.1994 0.1994 0.0 20.3968 0.14145 0 0 0 0 0 0 0 0 0 0 0 0</text:p>
      <text:p text:style-name="P2">510251 0.24001 0.24001 0.0 21.0934 0.1643 0 0 0 0 0 0 0 0 0 0 0 0</text:p>
      <text:p text:style-name="P2">510457 0.50275 0.50275 0.0 22.89585 0.20855 0 0 0 0 0 0 0 0 0 0 0 0</text:p>
      <text:p text:style-name="P2">510578 0.37013 0.37013 0.0 22.10035 0.1358 0 0 0 0 0 0 0 0 0 0 0 0</text:p>
      <text:p text:style-name="P2">510638 0.27001 0.27001 0.0 21.36745 0.13725 0 0 0 0 0 0 0 0 0 0 0 0</text:p>
      <text:p text:style-name="P2">520019 0.26312 0.26312 0.0 21.391 0.1313 0 0 0 0 0 0 0 0 0 0 0 0</text:p>
      <text:p text:style-name="P2">520023 0.26801 0.26801 0.0 21.22475 0.16715 0 0 0 0 0 0 0 0 0 0 0 0</text:p>
      <text:p text:style-name="P2">520062 0.30801 0.30801 0.0 21.95175 0.1182 0 0 0 0 0 0 0 0 0 0 0 0</text:p>
      <text:p text:style-name="P2">520077 0.25001 0.25001 0.0 21.3768 0.1625 0 0 0 0 0 0 0 0 0 0 0 0</text:p>
      <text:p text:style-name="P2">520188 0.28051 0.28051 0.0 21.3787 0.11055 0 0 0 0 0 0 0 0 0 0 0 0</text:p>
      <text:p text:style-name="P2">530112 0.3148 0.3148 0.0 21.9041 0.12485 0 0 0 0 0 0 0 0 0 0 0 0</text:p>
      <text:p text:style-name="P2">530219 0.3284 0.3284 0.0 22.1329 0.16575 0 0 0 0 0 0 0 0 0 0 0 0</text:p>
      <text:p text:style-name="P2">540163 0.32944 0.32944 0.0 21.9869 0.11895 0 0 0 0 0 0 0 0 0 0 0 0</text:p>
      <text:p text:style-name="P2">550041 0.25848 0.25848 0.0 21.13905 0.14085 0 0 0 0 0 0 0 0 0 0 0 0</text:p>
      <text:p text:style-name="P2">550096 0.22448 0.22448 0.0 20.6681 0.15385 0 0 0 0 0 0 0 0 0 0 0 0</text:p>
      <text:p text:style-name="P2">550154 0.21079 0.21079 0.0 20.9208 0.1231 0 0 0 0 0 0 0 0 0 0 0 0</text:p>
      <text:p text:style-name="P2">550218 0.38734 0.38734 0.0 22.2944 0.18525 0 0 0 0 0 0 0 0 0 0 0 0</text:p>
      <text:p text:style-name="P2">560087 0.30642 0.30642 0.0 21.6875 0.1493 0 0 0 0 0 0 0 0 0 0 0 0</text:p>
      <text:p text:style-name="P2">560121 0.36491 0.36491 0.0 22.2065 0.1423 0 0 0 0 0 0 0 0 0 0 0 0</text:p>
      <text:p text:style-name="P2">560152 0.2488 0.2488 0.0 21.1327 0.1596 0 0 0 0 0 0 0 0 0 0 0 0</text:p>
      <text:p text:style-name="P2">570025 0.2988 0.2988 0.0 21.39335 0.16425 0 0 0 0 0 0 0 0 0 0 0 0</text:p>
      <text:p text:style-name="P2">570062 0.12365 0.12365 0.0 19.5741 0.1083 0 0 0 0 0 0 0 0 0 0 0 0</text:p>
      <text:p text:style-name="P2">580235 0.33159 0.33159 0.0 21.7689 0.1401 0 0 0 0 0 0 0 0 0 0 0 0</text:p>
      <text:p text:style-name="P2">580275 0.38246 0.38246 0.0 22.18595 0.1824 0 0 0 0 0 0 0 0 0 0 0 0</text:p>
      <text:p text:style-name="P2">580300 0.24074 0.24074 0.0 21.13115 0.11795 0 0 0 0 0 0 0 0 0 0 0 0</text:p>
      <text:p text:style-name="P2">590005 0.17144 0.17144 0.0 20.2873 0.17315 0 0 0 0 0 0 0 0 0 0 0 0</text:p>
      <text:p text:style-name="P2">200132 0.2088 0.2088 0.0 20.859 0.16115 0 0 0 0 0 0 0 0 0 0 0 0</text:p>
      <text:p text:style-name="P2">350180 0.2896 0.2896 0.0 21.715 0.1649 0 0 0 0 0 0 0 0 0 0 0 0</text:p>
      <text:p text:style-name="P2">000010 0.24599 0.24599 0.0 21.1466 0.1219 0 0 0 0 0 0 0 0 0 0 0 0</text:p>
      <text:p text:style-name="P2">000014 0.13659 0.13659 0.0 19.76145 0.12305 0 0 0 0 0 0 0 0 0 0 0 0</text:p>
      <text:p text:style-name="P2">000038 0.15062 0.15062 0.0 19.8557 0.11605 0 0 0 0 0 0 0 0 0 0 0 0</text:p>
      <text:p text:style-name="P2">000137 0.1187 0.1187 0.0 19.26765 0.1244 0 0 0 0 0 0 0 0 0 0 0 0</text:p>
      <text:p text:style-name="P2">000174 0.24494 0.24494 0.0 21.05305 0.1237 0 0 0 0 0 0 0 0 0 0 0 0</text:p>
      <text:p text:style-name="P2">000196 0.3507 0.3507 0.0 21.9623 0.10725 0 0 0 0 0 0 0 0 0 0 0 0</text:p>
      <text:p text:style-name="P2"><text:soft-page-break/>000202 0.61992 0.61992 0.0 23.4834 0.1156 0 0 0 0 0 0 0 0 0 0 0 0</text:p>
      <text:p text:style-name="P2">000220 0.21986 0.21986 0.0 20.83145 0.10825 0 0 0 0 0 0 0 0 0 0 0 0</text:p>
      <text:p text:style-name="P2">010010 0.09929 0.09929 0.0 19.1829 0.10965 0 0 0 0 0 0 0 0 0 0 0 0</text:p>
      <text:p text:style-name="P2">020090 0.40996 0.40996 0.0 22.4668 0.20545 0 0 0 0 0 0 0 0 0 0 0 0</text:p>
      <text:p text:style-name="P2">030006 0.50276 0.50276 0.0 22.81425 0.2082 0 0 0 0 0 0 0 0 0 0 0 0</text:p>
      <text:p text:style-name="P2">040150 0.38171 0.38171 0.0 22.31495 0.143 0 0 0 0 0 0 0 0 0 0 0 0</text:p>
      <text:p text:style-name="P2">040201 0.27989 0.27989 0.0 21.2969 0.11365 0 0 0 0 0 0 0 0 0 0 0 0</text:p>
      <text:p text:style-name="P2">040780 0.23071 0.23071 0.0 20.74845 0.15255 0 0 0 0 0 0 0 0 0 0 0 0</text:p>
      <text:p text:style-name="P2">050003 0.42693 0.42693 0.0 22.5594 0.1627 0 0 0 0 0 0 0 0 0 0 0 0</text:p>
      <text:p text:style-name="P2">050201 0.55014 0.55014 0.0 23.1391 0.14355 0 0 0 0 0 0 0 0 0 0 0 0</text:p>
      <text:p text:style-name="P2">050291 0.32531 0.32531 0.0 21.96765 0.14105 0 0 0 0 0 0 0 0 0 0 0 0</text:p>
      <text:p text:style-name="P2">050296 0.35092 0.35092 0.0 22.00245 0.1283 0 0 0 0 0 0 0 0 0 0 0 0</text:p>
      <text:p text:style-name="P2">050303 0.32832 0.32832 0.0 21.97245 0.18155 0 0 0 0 0 0 0 0 0 0 0 0</text:p>
      <text:p text:style-name="P2">050580 0.45059 0.45059 0.0 22.4503 0.1316 0 0 0 0 0 0 0 0 0 0 0 0</text:p>
      <text:p text:style-name="P2">070242 0.06441 0.06441 0.0 18.09975 0.1085 0 0 0 0 0 0 0 0 0 0 0 0</text:p>
      <text:p text:style-name="P2">080064 0.06559 0.06559 0.0 17.91255 0.12675 0 0 0 0 0 0 0 0 0 0 0 0</text:p>
      <text:p text:style-name="P2">080646 0.31811 0.31811 0.0 21.8116 0.12465 0 0 0 0 0 0 0 0 0 0 0 0</text:p>
      <text:p text:style-name="P2">090037 0.14539 0.14539 0.0 20.2551 0.1724 0 0 0 0 0 0 0 0 0 0 0 0</text:p>
      <text:p text:style-name="P2">090275 0.13947 0.13947 0.0 19.7799 0.1129 0 0 0 0 0 0 0 0 0 0 0 0</text:p>
      <text:p text:style-name="P2">100101 0.42967 0.42967 0.0 22.75515 0.1527 0 0 0 0 0 0 0 0 0 0 0 0</text:p>
      <text:p text:style-name="P2">100206 0.21641 0.21641 0.0 20.59575 0.11555 0 0 0 0 0 0 0 0 0 0 0 0</text:p>
      <text:p text:style-name="P2">100358 0.36616 0.36616 0.0 21.88675 0.1841 0 0 0 0 0 0 0 0 0 0 0 0</text:p>
      <text:p text:style-name="P2">110425 0.38083 0.38083 0.0 22.2063 0.1382 0 0 0 0 0 0 0 0 0 0 0 0</text:p>
      <text:p text:style-name="P2">110430 0.42086 0.42086 0.0 22.47585 0.16245 0 0 0 0 0 0 0 0 0 0 0 0</text:p>
      <text:p text:style-name="P2">110460 0.19958 0.19958 0.0 20.61175 0.15295 0 0 0 0 0 0 0 0 0 0 0 0</text:p>
      <text:p text:style-name="P2">110484 0.5109 0.5109 0.0 22.8206 0.17305 0 0 0 0 0 0 0 0 0 0 0 0</text:p>
      <text:p text:style-name="P2">110542 0.42696 0.42696 0.0 22.6189 0.15295 0 0 0 0 0 0 0 0 0 0 0 0</text:p>
      <text:p text:style-name="P2">110716 0.31579 0.31579 0.0 21.9342 0.1522 0 0 0 0 0 0 0 0 0 0 0 0</text:p>
      <text:p text:style-name="P2">110721 0.57824 0.57824 0.0 23.2802 0.1624 0 0 0 0 0 0 0 0 0 0 0 0</text:p>
      <text:p text:style-name="P2">120044 0.48176 0.48176 0.0 23.0166 0.15415 0 0 0 0 0 0 0 0 0 0 0 0</text:p>
      <text:p text:style-name="P2">120086 0.39267 0.39267 0.0 22.18855 0.1588 0 0 0 0 0 0 0 0 0 0 0 0</text:p>
      <text:p text:style-name="P2">120143 0.17359 0.17359 0.0 20.08825 0.1083 0 0 0 0 0 0 0 0 0 0 0 0</text:p>
      <text:p text:style-name="P2">120369 0.33059 0.33059 0.0 21.9984 0.1153 0 0 0 0 0 0 0 0 0 0 0 0</text:p>
      <text:p text:style-name="P2">120444 0.29948 0.29948 0.0 21.70345 0.1614 0 0 0 0 0 0 0 0 0 0 0 0</text:p>
      <text:p text:style-name="P2">120586 0.22943 0.22943 0.0 20.95825 0.1411 0 0 0 0 0 0 0 0 0 0 0 0</text:p>
      <text:p text:style-name="P2">130755 0.29291 0.29291 0.0 21.54425 0.1708 0 0 0 0 0 0 0 0 0 0 0 0</text:p>
      <text:p text:style-name="P2">140152 0.20861 0.20861 0.0 20.59295 0.11275 0 0 0 0 0 0 0 0 0 0 0 0</text:p>
      <text:p text:style-name="P2">150254 0.27509 0.27509 0.0 21.2869 0.11615 0 0 0 0 0 0 0 0 0 0 0 0</text:p>
      <text:p text:style-name="P2">150457 0.30337 0.30337 0.0 21.66825 0.11865 0 0 0 0 0 0 0 0 0 0 0 0</text:p>
      <text:p text:style-name="P2">160070 0.35902 0.35902 0.0 22.19585 0.1342 0 0 0 0 0 0 0 0 0 0 0 0</text:p>
      <text:p text:style-name="P2">160126 0.3602 0.3602 0.0 21.8702 0.1604 0 0 0 0 0 0 0 0 0 0 0 0</text:p>
      <text:p text:style-name="P2">160198 0.34902 0.34902 0.0 21.98165 0.1223 0 0 0 0 0 0 0 0 0 0 0 0</text:p>
      <text:p text:style-name="P2">160214 0.63056 0.63056 0.0 23.3169 0.11795 0 0 0 0 0 0 0 0 0 0 0 0</text:p>
      <text:p text:style-name="P2">170078 0.32092 0.32092 0.0 22.0192 0.15495 0 0 0 0 0 0 0 0 0 0 0 0</text:p>
      <text:p text:style-name="P2">180313 0.51002 0.51002 0.0 22.84675 0.1182 0 0 0 0 0 0 0 0 0 0 0 0</text:p>
      <text:p text:style-name="P2">190209 0.36646 0.36646 0.0 22.0067 0.1243 0 0 0 0 0 0 0 0 0 0 0 0</text:p>
      <text:p text:style-name="P2">190340 0.13823 0.13823 0.0 19.7944 0.1038 0 0 0 0 0 0 0 0 0 0 0 0</text:p>
      <text:p text:style-name="P2">300179 0.1792 0.1792 0.0 20.54675 0.14915 0 0 0 0 0 0 0 0 0 0 0 0</text:p>
      <text:p text:style-name="P2">310039 0.17157 0.17157 0.0 20.22 0.11585 0 0 0 0 0 0 0 0 0 0 0 0</text:p>
      <text:p text:style-name="P2">310051 0.27047 0.27047 0.0 21.2356 0.1242 0 0 0 0 0 0 0 0 0 0 0 0</text:p>
      <text:p text:style-name="P2">310090 0.34688 0.34688 0.0 22.23255 0.2533 0 0 0 0 0 0 0 0 0 0 0 0</text:p>
      <text:p text:style-name="P2">310146 0.47942 0.47942 0.0 22.6131 0.1463 0 0 0 0 0 0 0 0 0 0 0 0</text:p>
      <text:p text:style-name="P2">310188 0.31894 0.31894 0.0 21.9169 0.137 0 0 0 0 0 0 0 0 0 0 0 0</text:p>
      <text:p text:style-name="P2">310260 0.51879 0.51879 0.0 22.9578 0.1518 0 0 0 0 0 0 0 0 0 0 0 0</text:p>
      <text:p text:style-name="P2">320099 0.3799 0.3799 0.0 22.18215 0.1306 0 0 0 0 0 0 0 0 0 0 0 0</text:p>
      <text:p text:style-name="P2">320469 0.37089 0.37089 0.0 22.13805 0.26375 0 0 0 0 0 0 0 0 0 0 0 0</text:p>
      <text:p text:style-name="P2">330023 0.18152 0.18152 0.0 20.474 0.12575 0 0 0 0 0 0 0 0 0 0 0 0</text:p>
      <text:p text:style-name="P2">330083 0.22374 0.22374 0.0 20.75105 0.12225 0 0 0 0 0 0 0 0 0 0 0 0</text:p>
      <text:p text:style-name="P2">340229 0.14135 0.14135 0.0 19.8422 0.13225 0 0 0 0 0 0 0 0 0 0 0 0</text:p>
      <text:p text:style-name="P2">350027 0.30567 0.30567 0.0 21.68485 0.12015 0 0 0 0 0 0 0 0 0 0 0 0</text:p>
      <text:p text:style-name="P2">350050 0.40471 0.40471 0.0 22.12805 0.15365 0 0 0 0 0 0 0 0 0 0 0 0</text:p>
      <text:p text:style-name="P2">350080 0.28578 0.28578 0.0 21.43725 0.1358 0 0 0 0 0 0 0 0 0 0 0 0</text:p>
      <text:p text:style-name="P2">350192 0.30156 0.30156 0.0 21.5859 0.13495 0 0 0 0 0 0 0 0 0 0 0 0</text:p>
      <text:p text:style-name="P2">350235 0.26388 0.26388 0.0 21.2319 0.12955 0 0 0 0 0 0 0 0 0 0 0 0</text:p>
      <text:p text:style-name="P2"><text:soft-page-break/>350374 0.50091 0.50091 0.0 22.9717 0.1963 0 0 0 0 0 0 0 0 0 0 0 0</text:p>
      <text:p text:style-name="P2">350630 0.30525 0.30525 0.0 21.64295 0.1129 0 0 0 0 0 0 0 0 0 0 0 0</text:p>
      <text:p text:style-name="P2">360139 0.38598 0.38598 0.0 22.28245 0.126 0 0 0 0 0 0 0 0 0 0 0 0</text:p>
      <text:p text:style-name="P2">360145 0.1986 0.1986 0.0 20.6442 0.1223 0 0 0 0 0 0 0 0 0 0 0 0</text:p>
      <text:p text:style-name="P2">370066 0.09121 0.09121 0.0 18.75805 0.1103 0 0 0 0 0 0 0 0 0 0 0 0</text:p>
      <text:p text:style-name="P2">370329 0.47796 0.47796 0.0 22.9261 0.1649 0 0 0 0 0 0 0 0 0 0 0 0</text:p>
      <text:p text:style-name="P2">370344 0.33159 0.33159 0.0 21.831 0.11675 0 0 0 0 0 0 0 0 0 0 0 0</text:p>
      <text:p text:style-name="P2">370367 0.47175 0.47175 0.0 22.70965 0.15 0 0 0 0 0 0 0 0 0 0 0 0</text:p>
      <text:p text:style-name="P2">370394 0.33081 0.33081 0.0 21.7726 0.15595 0 0 0 0 0 0 0 0 0 0 0 0</text:p>
      <text:p text:style-name="P2">370498 0.26088 0.26088 0.0 21.3572 0.14225 0 0 0 0 0 0 0 0 0 0 0 0</text:p>
      <text:p text:style-name="P2">370566 0.07141 0.07141 0.0 18.15745 0.1192 0 0 0 0 0 0 0 0 0 0 0 0</text:p>
      <text:p text:style-name="P2">370595 0.18141 0.18141 0.0 20.426 0.1593 0 0 0 0 0 0 0 0 0 0 0 0</text:p>
      <text:p text:style-name="P2">380318 0.33829 0.33829 0.0 21.91315 0.151 0 0 0 0 0 0 0 0 0 0 0 0</text:p>
      <text:p text:style-name="P2">390259 0.12211 0.12211 0.0 19.37365 0.11495 0 0 0 0 0 0 0 0 0 0 0 0</text:p>
      <text:p text:style-name="P2">390449 0.25012 0.25012 0.0 21.1135 0.14315 0 0 0 0 0 0 0 0 0 0 0 0</text:p>
      <text:p text:style-name="P2">390627 0.16046 0.16046 0.0 20.16235 0.167 0 0 0 0 0 0 0 0 0 0 0 0</text:p>
      <text:p text:style-name="P2">420196 0.29843 0.29843 0.0 21.99485 0.16045 0 0 0 0 0 0 0 0 0 0 0 0</text:p>
      <text:p text:style-name="P2">420352 0.38887 0.38887 0.0 22.11805 0.14095 0 0 0 0 0 0 0 0 0 0 0 0</text:p>
      <text:p text:style-name="P2">420414 0.29245 0.29245 0.0 21.4687 0.1649 0 0 0 0 0 0 0 0 0 0 0 0</text:p>
      <text:p text:style-name="P2">430003 0.32841 0.32841 0.0 21.6655 0.17245 0 0 0 0 0 0 0 0 0 0 0 0</text:p>
      <text:p text:style-name="P2">440005 0.30549 0.30549 0.0 21.6995 0.13305 0 0 0 0 0 0 0 0 0 0 0 0</text:p>
      <text:p text:style-name="P2">440050 0.28546 0.28546 0.0 21.46645 0.1395 0 0 0 0 0 0 0 0 0 0 0 0</text:p>
      <text:p text:style-name="P2">440236 0.42886 0.42886 0.0 22.4792 0.1471 0 0 0 0 0 0 0 0 0 0 0 0</text:p>
      <text:p text:style-name="P2">440285 0.17967 0.17967 0.0 20.481 0.1699 0 0 0 0 0 0 0 0 0 0 0 0</text:p>
      <text:p text:style-name="P2">440643 0.18959 0.18959 0.0 20.50025 0.1605 0 0 0 0 0 0 0 0 0 0 0 0</text:p>
      <text:p text:style-name="P2">450082 0.24849 0.24849 0.0 21.19025 0.14705 0 0 0 0 0 0 0 0 0 0 0 0</text:p>
      <text:p text:style-name="P2">450339 0.40927 0.40927 0.0 22.48095 0.19045 0 0 0 0 0 0 0 0 0 0 0 0</text:p>
      <text:p text:style-name="P2">460064 0.24146 0.24146 0.0 20.85675 0.13015 0 0 0 0 0 0 0 0 0 0 0 0</text:p>
      <text:p text:style-name="P2">470015 0.33748 0.33748 0.0 21.8791 0.16625 0 0 0 0 0 0 0 0 0 0 0 0</text:p>
      <text:p text:style-name="P2">470043 0.0706 0.0706 0.0 18.48435 0.29975 0 0 0 0 0 0 0 0 0 0 0 0</text:p>
      <text:p text:style-name="P2">470110 0.34546 0.34546 0.0 21.9593 0.1626 0 0 0 0 0 0 0 0 0 0 0 0</text:p>
      <text:p text:style-name="P2">480184 0.3306 0.3306 0.0 21.98705 0.15615 0 0 0 0 0 0 0 0 0 0 0 0</text:p>
      <text:p text:style-name="P2">490007 0.05495 0.05495 0.0 17.60185 0.1165 0 0 0 0 0 0 0 0 0 0 0 0</text:p>
      <text:p text:style-name="P2">490037 0.42359 0.42359 0.0 22.37855 0.1425 0 0 0 0 0 0 0 0 0 0 0 0</text:p>
      <text:p text:style-name="P2">500038 0.1072 0.1072 0.0 19.19495 0.1111 0 0 0 0 0 0 0 0 0 0 0 0</text:p>
      <text:p text:style-name="P2">500065 0.2854 0.2854 0.0 21.2265 0.12315 0 0 0 0 0 0 0 0 0 0 0 0</text:p>
      <text:p text:style-name="P2">500301 0.32553 0.32553 0.0 21.91925 0.1384 0 0 0 0 0 0 0 0 0 0 0 0</text:p>
      <text:p text:style-name="P2">500511 0.33493 0.33493 0.0 21.74575 0.1129 0 0 0 0 0 0 0 0 0 0 0 0</text:p>
      <text:p text:style-name="P2">510113 0.2909 0.2909 0.0 21.30595 0.15955 0 0 0 0 0 0 0 0 0 0 0 0</text:p>
      <text:p text:style-name="P2">510266 0.44058 0.44058 0.0 22.4238 0.13695 0 0 0 0 0 0 0 0 0 0 0 0</text:p>
      <text:p text:style-name="P2">510550 0.24111 0.24111 0.0 21.09055 0.1118 0 0 0 0 0 0 0 0 0 0 0 0</text:p>
      <text:p text:style-name="P2">510597 0.46101 0.46101 0.0 22.75035 0.16435 0 0 0 0 0 0 0 0 0 0 0 0</text:p>
      <text:p text:style-name="P2">520022 0.11944 0.11944 0.0 19.33475 0.1245 0 0 0 0 0 0 0 0 0 0 0 0</text:p>
      <text:p text:style-name="P2">520041 0.54539 0.54539 0.0 23.34415 0.1462 0 0 0 0 0 0 0 0 0 0 0 0</text:p>
      <text:p text:style-name="P2">520071 0.41155 0.41155 0.0 22.6089 0.1289 0 0 0 0 0 0 0 0 0 0 0 0</text:p>
      <text:p text:style-name="P2">530037 0.26848 0.26848 0.0 21.34225 0.14435 0 0 0 0 0 0 0 0 0 0 0 0</text:p>
      <text:p text:style-name="P2">530086 0.04976 0.04976 0.0 17.35275 0.13525 0 0 0 0 0 0 0 0 0 0 0 0</text:p>
      <text:p text:style-name="P2">530251 0.41131 0.41131 0.0 22.5817 0.15385 0 0 0 0 0 0 0 0 0 0 0 0</text:p>
      <text:p text:style-name="P2">550005 0.07369 0.07369 0.0 18.2355 0.1566 0 0 0 0 0 0 0 0 0 0 0 0</text:p>
      <text:p text:style-name="P2">550059 0.31841 0.31841 0.0 22.0816 0.21085 0 0 0 0 0 0 0 0 0 0 0 0</text:p>
      <text:p text:style-name="P2">550137 0.4193 0.4193 0.0 22.16135 0.152 0 0 0 0 0 0 0 0 0 0 0 0</text:p>
      <text:p text:style-name="P2">550202 0.42028 0.42028 0.0 22.49015 0.2331 0 0 0 0 0 0 0 0 0 0 0 0</text:p>
      <text:p text:style-name="P2">560027 0.43885 0.43885 0.0 22.46285 0.19185 0 0 0 0 0 0 0 0 0 0 0 0</text:p>
      <text:p text:style-name="P2">560054 0.4804 0.4804 0.0 22.68865 0.17225 0 0 0 0 0 0 0 0 0 0 0 0</text:p>
      <text:p text:style-name="P2">560150 0.1998 0.1998 0.0 20.66375 0.13595 0 0 0 0 0 0 0 0 0 0 0 0</text:p>
      <text:p text:style-name="P2">570022 0.30143 0.30143 0.0 21.81235 0.1445 0 0 0 0 0 0 0 0 0 0 0 0</text:p>
      <text:p text:style-name="P2">570056 0.2902 0.2902 0.0 21.4412 0.13835 0 0 0 0 0 0 0 0 0 0 0 0</text:p>
      <text:p text:style-name="P2">580104 0.3092 0.3092 0.0 21.58775 0.1462 0 0 0 0 0 0 0 0 0 0 0 0</text:p>
      <text:p text:style-name="P2">580270 0.2956 0.2956 0.0 21.7291 0.123 0 0 0 0 0 0 0 0 0 0 0 0</text:p>
      <text:p text:style-name="P2">580276 0.33848 0.33848 0.0 21.88335 0.13905 0 0 0 0 0 0 0 0 0 0 0 0</text:p>
      <text:p text:style-name="P2">590031 0.3786 0.3786 0.0 22.21555 0.1463 0 0 0 0 0 0 0 0 0 0 0 0</text:p>
      <text:p text:style-name="P2">590194 0.0896 0.0896 0.0 18.72405 0.11685 0 0 0 0 0 0 0 0 0 0 0 0</text:p>
      <text:p text:style-name="P2">520016 0.4507 0.4507 0.0 22.6586 0.15475 0 0 0 0 0 0 0 0 0 0 0 0</text:p>
      <text:p text:style-name="P2">380199 0.4604 0.4604 0.0 22.8011 0.14725 0 0 0 0 0 0 0 0 0 0 0 0</text:p>
      <text:p text:style-name="P2"><text:soft-page-break/>vespesian 1.206 1.206 0.0 25.73935 0.3352 0 0 0 0 0 0 0 0 0 0 0 0</text:p>
      <text:p text:style-name="P2">washington 1.33 1.33 0.0 25.6034 0.1484 0 0 0 0 0 0 0 0 0 0 0 0</text:p>
      <text:p text:style-name="P2">carter 1.54 1.54 0.0 25.9072 0.21065 0 0 0 0 0 0 0 0 0 0 0 0</text:p>
      <text:p text:style-name="P2">Primo 1.55 1.55 0.0 26.00705 0.18565 0 0 0 0 0 0 0 0 0 0 0 0</text:p>
      <text:p text:style-name="P2">geta 1.7 1.7 0.0 26.0592 0.2832 0 0 0 0 0 0 0 0 0 0 0 0</text:p>
      <text:p text:style-name="P2">stone 1.8 1.8 0.0 26.2011 0.18795 0 0 0 0 0 0 0 0 0 0 0 0</text:p>
      <text:p text:style-name="P2">colfax 2.26 2.26 0.0 26.877 0.2548 0 0 0 0 0 0 0 0 0 0 0 0</text:p>
      <text:p text:style-name="P2">wilson 1.914 1.914 0.0 26.1609 0.2559 0 0 0 0 0 0 0 0 0 0 0 0</text:p>
      <text:p text:style-name="P2">Aphrodite 1.3 1.3 0.0 25.52015 0.17875 0 0 0 0 0 0 0 0 0 0 0 0</text:p>
      <text:p text:style-name="P2">Borg 1.34 1.34 0.0 25.4652 0.1632 0 0 0 0 0 0 0 0 0 0 0 0</text:p>
      <text:p text:style-name="P2">Eagle 1.02 1.02 0.0 24.88235 0.1657 0 0 0 0 0 0 0 0 0 0 0 0</text:p>
      <text:p text:style-name="P2">Frodo 0.735 0.735 0.0 23.70605 0.134 0 0 0 0 0 0 0 0 0 0 0 0</text:p>
      <text:p text:style-name="P2">Gabi 1.12 1.12 0.0 25.0639 0.1649 0 0 0 0 0 0 0 0 0 0 0 0</text:p>
      <text:p text:style-name="P2">Koekemoer 1.23 1.23 0.0 25.28615 0.19155 0 0 0 0 0 0 0 0 0 0 0 0</text:p>
      <text:p text:style-name="P2">Lancaster 1.23 1.23 0.0 25.4985 0.17085 0 0 0 0 0 0 0 0 0 0 0 0</text:p>
      <text:p text:style-name="P2">Manipogo 0.854 0.854 0.0 24.3128 0.21455 0 0 0 0 0 0 0 0 0 0 0 0</text:p>
      <text:p text:style-name="P2">Mcguire 1.37 1.37 0.0 25.5159 0.1622 0 0 0 0 0 0 0 0 0 0 0 0</text:p>
      <text:p text:style-name="P2">Ombo 0.9752 0.9752 0.0 24.7061 0.13985 0 0 0 0 0 0 0 0 0 0 0 0</text:p>
      <text:p text:style-name="P2">Patuxent 0.97 0.97 0.0 25.11545 0.26175 0 0 0 0 0 0 0 0 0 0 0 0</text:p>
      <text:p text:style-name="P2">Rakke 0.74 0.74 0.0 23.8446 0.12605 0 0 0 0 0 0 0 0 0 0 0 0</text:p>
      <text:p text:style-name="P2">Sasquatch 1.39 1.39 0.0 25.36305 0.20125 0 0 0 0 0 0 0 0 0 0 0 0</text:p>
      <text:p text:style-name="P2">Thoth 1.305 1.305 0.0 25.2642 0.235 0 0 0 0 0 0 0 0 0 0 0 0</text:p>
      <text:p text:style-name="P2">Vilas 0.935 0.935 0.0 24.2666 0.1658 0 0 0 0 0 0 0 0 0 0 0 0</text:p>
      <text:p text:style-name="P2">SCP05D0 1.014 1.014 0.0 24.85445 0.2291 0 0 0 0 0 0 0 0 0 0 0 0</text:p>
      <text:p text:style-name="P2">SCP05D6 1.315 1.315 0.0 25.54235 0.1987 0 0 0 0 0 0 0 0 0 0 0 0</text:p>
      <text:p text:style-name="P3">SCP06C0 1.092 1.092 0.0 24.63835 0.26405 0 0 0 0 0 0 0 0 0 0 0 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01:30:24.910876300</meta:creation-date>
    <dc:date>2025-12-12T01:31:53.433382700</dc:date>
    <meta:editing-duration>PT1M28S</meta:editing-duration>
    <meta:editing-cycles>1</meta:editing-cycles>
    <meta:document-statistic meta:table-count="0" meta:image-count="0" meta:object-count="0" meta:page-count="17" meta:paragraph-count="1049" meta:word-count="18883" meta:character-count="68277" meta:non-whitespace-character-count="50442"/>
    <meta:generator>LibreOffice/25.8.3.2$Windows_X86_64 LibreOffice_project/8ca8d55c161d602844f5428fa4b58097424e324e</meta:generator>
  </office:meta>
</office:document-meta>
</file>